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2898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1.225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Aset</text:p>
          </table:table-cell>
          <table:table-cell office:value-type="string" calcext:value-type="string">
            <text:p>Bentuk Pemanfaatan</text:p>
          </table:table-cell>
          <table:table-cell office:value-type="string" calcext:value-type="string">
            <text:p>Peruntukan</text:p>
          </table:table-cell>
          <table:table-cell office:value-type="string" calcext:value-type="string">
            <text:p>Pusat_kota</text:p>
          </table:table-cell>
          <table:table-cell office:value-type="string" calcext:value-type="string">
            <text:p>Visibilitas</text:p>
          </table:table-cell>
          <table:table-cell office:value-type="string" calcext:value-type="string">
            <text:p>Bangunan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Kecamatan</text:p>
          </table:table-cell>
          <table:table-cell office:value-type="string" calcext:value-type="string">
            <text:p>Jenis Hak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Pengelola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Bujur</text:p>
          </table:table-cell>
          <table:table-cell office:value-type="string" calcext:value-type="string">
            <text:p>Lintang</text:p>
          </table:table-cell>
          <table:table-cell office:value-type="string" calcext:value-type="string">
            <text:p>Sumber_data</text:p>
          </table:table-cell>
          <table:table-cell office:value-type="string" calcext:value-type="string">
            <text:p>Bujur Desimal</text:p>
          </table:table-cell>
          <table:table-cell office:value-type="string" calcext:value-type="string">
            <text:p>Lintang Desimal</text:p>
          </table:table-cell>
          <table:table-cell office:value-type="string" calcext:value-type="string">
            <text:p>Bujur alun</text:p>
          </table:table-cell>
          <table:table-cell office:value-type="string" calcext:value-type="string">
            <text:p>Lintang alun</text:p>
          </table:table-cell>
          <table:table-cell office:value-type="string" calcext:value-type="string">
            <text:p>Jarak pusat kota</text:p>
          </table:table-cell>
          <table:table-cell office:value-type="string" calcext:value-type="string">
            <text:p>Jarak jalan utama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LAMET RIYADI DAN JL SETIABUDI</text:p>
          </table:table-cell>
          <table:table-cell office:value-type="string" calcext:value-type="string">
            <text:p>AURI</text:p>
          </table:table-cell>
          <table:table-cell office:value-type="float" office:value="87580" calcext:value-type="float">
            <text:p>87580</text:p>
          </table:table-cell>
          <table:table-cell office:value-type="float" office:value="32380" calcext:value-type="float">
            <text:p>32380</text:p>
          </table:table-cell>
          <table:table-cell office:value-type="float" office:value="37898" calcext:value-type="float">
            <text:p>37898</text:p>
          </table:table-cell>
          <table:table-cell office:value-type="string" calcext:value-type="string">
            <text:p>Sewa Kota</text:p>
          </table:table-cell>
          <table:table-cell office:value-type="float" office:value="111.539666666667" calcext:value-type="float">
            <text:p>111.539666666667</text:p>
          </table:table-cell>
          <table:table-cell office:value-type="float" office:value="7.63163333333333" calcext:value-type="float">
            <text:p>7.631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Dr. setia Budi - Slamet Riadi</text:p>
          </table:table-cell>
          <table:table-cell office:value-type="string" calcext:value-type="string">
            <text:p>Bagian perlengkapan</text:p>
          </table:table-cell>
          <table:table-cell office:value-type="float" office:value="87580" calcext:value-type="float">
            <text:p>87580</text:p>
          </table:table-cell>
          <table:table-cell office:value-type="float" office:value="32516" calcext:value-type="float">
            <text:p>32516</text:p>
          </table:table-cell>
          <table:table-cell office:value-type="float" office:value="38002" calcext:value-type="float">
            <text:p>38002</text:p>
          </table:table-cell>
          <table:table-cell/>
          <table:table-cell office:value-type="float" office:value="111.541933333333" calcext:value-type="float">
            <text:p>111.541933333333</text:p>
          </table:table-cell>
          <table:table-cell office:value-type="float" office:value="7.63336666666667" calcext:value-type="float">
            <text:p>7.633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LAMET RIYADI DAN JL SETIABUDI</text:p>
          </table:table-cell>
          <table:table-cell office:value-type="string" calcext:value-type="string">
            <text:p>AURI</text:p>
          </table:table-cell>
          <table:table-cell office:value-type="float" office:value="87580" calcext:value-type="float">
            <text:p>87580</text:p>
          </table:table-cell>
          <table:table-cell office:value-type="float" office:value="32380" calcext:value-type="float">
            <text:p>32380</text:p>
          </table:table-cell>
          <table:table-cell office:value-type="float" office:value="37898" calcext:value-type="float">
            <text:p>37898</text:p>
          </table:table-cell>
          <table:table-cell office:value-type="string" calcext:value-type="string">
            <text:p>Sewa Kota</text:p>
          </table:table-cell>
          <table:table-cell office:value-type="float" office:value="111.539666666667" calcext:value-type="float">
            <text:p>111.539666666667</text:p>
          </table:table-cell>
          <table:table-cell office:value-type="float" office:value="7.63163333333333" calcext:value-type="float">
            <text:p>7.631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Dr. setia Budi - Slamet Riadi</text:p>
          </table:table-cell>
          <table:table-cell office:value-type="string" calcext:value-type="string">
            <text:p>Bagian perlengkapan</text:p>
          </table:table-cell>
          <table:table-cell office:value-type="float" office:value="87580" calcext:value-type="float">
            <text:p>87580</text:p>
          </table:table-cell>
          <table:table-cell office:value-type="float" office:value="32516" calcext:value-type="float">
            <text:p>32516</text:p>
          </table:table-cell>
          <table:table-cell office:value-type="float" office:value="38002" calcext:value-type="float">
            <text:p>38002</text:p>
          </table:table-cell>
          <table:table-cell/>
          <table:table-cell office:value-type="float" office:value="111.541933333333" calcext:value-type="float">
            <text:p>111.541933333333</text:p>
          </table:table-cell>
          <table:table-cell office:value-type="float" office:value="7.63336666666667" calcext:value-type="float">
            <text:p>7.633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945" calcext:value-type="float">
            <text:p>57945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57945" calcext:value-type="float">
            <text:p>57945</text:p>
          </table:table-cell>
          <table:table-cell office:value-type="float" office:value="33257" calcext:value-type="float">
            <text:p>33257</text:p>
          </table:table-cell>
          <table:table-cell office:value-type="float" office:value="36147" calcext:value-type="float">
            <text:p>36147</text:p>
          </table:table-cell>
          <table:table-cell office:value-type="string" calcext:value-type="string">
            <text:p>Sewa Kota</text:p>
          </table:table-cell>
          <table:table-cell office:value-type="float" office:value="111.554283333333" calcext:value-type="float">
            <text:p>111.554283333333</text:p>
          </table:table-cell>
          <table:table-cell office:value-type="float" office:value="7.60245" calcext:value-type="float">
            <text:p>7.60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83" calcext:value-type="float">
            <text:p>5083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945" calcext:value-type="float">
            <text:p>57945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57945" calcext:value-type="float">
            <text:p>57945</text:p>
          </table:table-cell>
          <table:table-cell office:value-type="float" office:value="33257" calcext:value-type="float">
            <text:p>33257</text:p>
          </table:table-cell>
          <table:table-cell office:value-type="float" office:value="36147" calcext:value-type="float">
            <text:p>36147</text:p>
          </table:table-cell>
          <table:table-cell office:value-type="string" calcext:value-type="string">
            <text:p>Sewa Kota</text:p>
          </table:table-cell>
          <table:table-cell office:value-type="float" office:value="111.554283333333" calcext:value-type="float">
            <text:p>111.554283333333</text:p>
          </table:table-cell>
          <table:table-cell office:value-type="float" office:value="7.60245" calcext:value-type="float">
            <text:p>7.60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83" calcext:value-type="float">
            <text:p>5083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5157" calcext:value-type="float">
            <text:p>5515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elita Tama</text:p>
          </table:table-cell>
          <table:table-cell office:value-type="string" calcext:value-type="string">
            <text:p>DKK</text:p>
          </table:table-cell>
          <table:table-cell office:value-type="float" office:value="55157" calcext:value-type="float">
            <text:p>55157</text:p>
          </table:table-cell>
          <table:table-cell office:value-type="float" office:value="32148" calcext:value-type="float">
            <text:p>32148</text:p>
          </table:table-cell>
          <table:table-cell office:value-type="float" office:value="37365" calcext:value-type="float">
            <text:p>37365</text:p>
          </table:table-cell>
          <table:table-cell office:value-type="string" calcext:value-type="string">
            <text:p>Pakai PasarKota</text:p>
          </table:table-cell>
          <table:table-cell office:value-type="float" office:value="111.5358" calcext:value-type="float">
            <text:p>111.5358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5157" calcext:value-type="float">
            <text:p>5515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elita Tama</text:p>
          </table:table-cell>
          <table:table-cell office:value-type="string" calcext:value-type="string">
            <text:p>DKK</text:p>
          </table:table-cell>
          <table:table-cell office:value-type="float" office:value="55157" calcext:value-type="float">
            <text:p>55157</text:p>
          </table:table-cell>
          <table:table-cell office:value-type="float" office:value="32148" calcext:value-type="float">
            <text:p>32148</text:p>
          </table:table-cell>
          <table:table-cell office:value-type="float" office:value="37365" calcext:value-type="float">
            <text:p>37365</text:p>
          </table:table-cell>
          <table:table-cell office:value-type="string" calcext:value-type="string">
            <text:p>Pakai PasarKota</text:p>
          </table:table-cell>
          <table:table-cell office:value-type="float" office:value="111.5358" calcext:value-type="float">
            <text:p>111.5358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Namb. Lor</text:p>
          </table:table-cell>
          <table:table-cell office:value-type="float" office:value="45000" calcext:value-type="float">
            <text:p>45000</text:p>
          </table:table-cell>
          <table:table-cell office:value-type="float" office:value="30430" calcext:value-type="float">
            <text:p>30430</text:p>
          </table:table-cell>
          <table:table-cell office:value-type="float" office:value="40104" calcext:value-type="float">
            <text:p>40104</text:p>
          </table:table-cell>
          <table:table-cell/>
          <table:table-cell office:value-type="float" office:value="111.507166666667" calcext:value-type="float">
            <text:p>111.507166666667</text:p>
          </table:table-cell>
          <table:table-cell office:value-type="float" office:value="7.6684" calcext:value-type="float">
            <text:p>7.668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499" calcext:value-type="float">
            <text:p>4499</text:p>
          </table:table-cell>
          <table:table-cell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8340" calcext:value-type="float">
            <text:p>1834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8340" calcext:value-type="float">
            <text:p>18340</text:p>
          </table:table-cell>
          <table:table-cell office:value-type="float" office:value="31979" calcext:value-type="float">
            <text:p>31979</text:p>
          </table:table-cell>
          <table:table-cell office:value-type="float" office:value="36807" calcext:value-type="float">
            <text:p>36807</text:p>
          </table:table-cell>
          <table:table-cell/>
          <table:table-cell office:value-type="float" office:value="111.532983333333" calcext:value-type="float">
            <text:p>111.532983333333</text:p>
          </table:table-cell>
          <table:table-cell office:value-type="float" office:value="7.61345" calcext:value-type="float">
            <text:p>7.613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8110" calcext:value-type="float">
            <text:p>1811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8110" calcext:value-type="float">
            <text:p>18110</text:p>
          </table:table-cell>
          <table:table-cell office:value-type="float" office:value="31977" calcext:value-type="float">
            <text:p>31977</text:p>
          </table:table-cell>
          <table:table-cell office:value-type="float" office:value="36711" calcext:value-type="float">
            <text:p>36711</text:p>
          </table:table-cell>
          <table:table-cell/>
          <table:table-cell office:value-type="float" office:value="111.53295" calcext:value-type="float">
            <text:p>111.53295</text:p>
          </table:table-cell>
          <table:table-cell office:value-type="float" office:value="7.61185" calcext:value-type="float">
            <text:p>7.611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15" calcext:value-type="float">
            <text:p>2615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7770" calcext:value-type="float">
            <text:p>17770</text:p>
          </table:table-cell>
          <table:table-cell office:value-type="float" office:value="32019" calcext:value-type="float">
            <text:p>32019</text:p>
          </table:table-cell>
          <table:table-cell office:value-type="float" office:value="36721" calcext:value-type="float">
            <text:p>36721</text:p>
          </table:table-cell>
          <table:table-cell/>
          <table:table-cell office:value-type="float" office:value="111.53365" calcext:value-type="float">
            <text:p>111.53365</text:p>
          </table:table-cell>
          <table:table-cell office:value-type="float" office:value="7.61201666666667" calcext:value-type="float">
            <text:p>7.6120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7033" calcext:value-type="float">
            <text:p>17033</text:p>
          </table:table-cell>
          <table:table-cell office:value-type="float" office:value="31608" calcext:value-type="float">
            <text:p>31608</text:p>
          </table:table-cell>
          <table:table-cell office:value-type="float" office:value="38061" calcext:value-type="float">
            <text:p>38061</text:p>
          </table:table-cell>
          <table:table-cell/>
          <table:table-cell office:value-type="float" office:value="111.5268" calcext:value-type="float">
            <text:p>111.5268</text:p>
          </table:table-cell>
          <table:table-cell office:value-type="float" office:value="7.63435" calcext:value-type="float">
            <text:p>7.63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16590" calcext:value-type="float">
            <text:p>16590</text:p>
          </table:table-cell>
          <table:table-cell office:value-type="float" office:value="33315" calcext:value-type="float">
            <text:p>33315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Sewa Kota</text:p>
          </table:table-cell>
          <table:table-cell office:value-type="float" office:value="111.55525" calcext:value-type="float">
            <text:p>111.55525</text:p>
          </table:table-cell>
          <table:table-cell office:value-type="float" office:value="7.60356666666667" calcext:value-type="float">
            <text:p>7.603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16590" calcext:value-type="float">
            <text:p>16590</text:p>
          </table:table-cell>
          <table:table-cell office:value-type="float" office:value="33315" calcext:value-type="float">
            <text:p>33315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Sewa Kota</text:p>
          </table:table-cell>
          <table:table-cell office:value-type="float" office:value="111.55525" calcext:value-type="float">
            <text:p>111.55525</text:p>
          </table:table-cell>
          <table:table-cell office:value-type="float" office:value="7.60356666666667" calcext:value-type="float">
            <text:p>7.603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710" calcext:value-type="float">
            <text:p>1571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Dinas Pasar</text:p>
          </table:table-cell>
          <table:table-cell office:value-type="float" office:value="15710" calcext:value-type="float">
            <text:p>15710</text:p>
          </table:table-cell>
          <table:table-cell office:value-type="float" office:value="31278" calcext:value-type="float">
            <text:p>31278</text:p>
          </table:table-cell>
          <table:table-cell office:value-type="float" office:value="37882" calcext:value-type="float">
            <text:p>37882</text:p>
          </table:table-cell>
          <table:table-cell office:value-type="string" calcext:value-type="string">
            <text:p>Sewa - Kota</text:p>
          </table:table-cell>
          <table:table-cell office:value-type="float" office:value="111.5213" calcext:value-type="float">
            <text:p>111.5213</text:p>
          </table:table-cell>
          <table:table-cell office:value-type="float" office:value="7.63136666666667" calcext:value-type="float">
            <text:p>7.631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710" calcext:value-type="float">
            <text:p>1571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Dinas Pasar</text:p>
          </table:table-cell>
          <table:table-cell office:value-type="float" office:value="15710" calcext:value-type="float">
            <text:p>15710</text:p>
          </table:table-cell>
          <table:table-cell office:value-type="float" office:value="31278" calcext:value-type="float">
            <text:p>31278</text:p>
          </table:table-cell>
          <table:table-cell office:value-type="float" office:value="37882" calcext:value-type="float">
            <text:p>37882</text:p>
          </table:table-cell>
          <table:table-cell office:value-type="string" calcext:value-type="string">
            <text:p>Sewa - Kota</text:p>
          </table:table-cell>
          <table:table-cell office:value-type="float" office:value="111.5213" calcext:value-type="float">
            <text:p>111.5213</text:p>
          </table:table-cell>
          <table:table-cell office:value-type="float" office:value="7.63136666666667" calcext:value-type="float">
            <text:p>7.631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Kecamatan Kartoharjo</text:p>
          </table:table-cell>
          <table:table-cell office:value-type="float" office:value="14610" calcext:value-type="float">
            <text:p>14610</text:p>
          </table:table-cell>
          <table:table-cell office:value-type="float" office:value="32042" calcext:value-type="float">
            <text:p>32042</text:p>
          </table:table-cell>
          <table:table-cell office:value-type="float" office:value="37347" calcext:value-type="float">
            <text:p>37347</text:p>
          </table:table-cell>
          <table:table-cell/>
          <table:table-cell office:value-type="float" office:value="111.534033333333" calcext:value-type="float">
            <text:p>111.534033333333</text:p>
          </table:table-cell>
          <table:table-cell office:value-type="float" office:value="7.62245" calcext:value-type="float">
            <text:p>7.62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Kecamatan Kartoharjo</text:p>
          </table:table-cell>
          <table:table-cell office:value-type="float" office:value="14610" calcext:value-type="float">
            <text:p>14610</text:p>
          </table:table-cell>
          <table:table-cell office:value-type="float" office:value="32042" calcext:value-type="float">
            <text:p>32042</text:p>
          </table:table-cell>
          <table:table-cell office:value-type="float" office:value="37347" calcext:value-type="float">
            <text:p>37347</text:p>
          </table:table-cell>
          <table:table-cell/>
          <table:table-cell office:value-type="float" office:value="111.534033333333" calcext:value-type="float">
            <text:p>111.534033333333</text:p>
          </table:table-cell>
          <table:table-cell office:value-type="float" office:value="7.62245" calcext:value-type="float">
            <text:p>7.62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Utara Pertamina</text:p>
          </table:table-cell>
          <table:table-cell office:value-type="string" calcext:value-type="string">
            <text:p>Oro-oro Ombo</text:p>
          </table:table-cell>
          <table:table-cell office:value-type="float" office:value="13155" calcext:value-type="float">
            <text:p>13155</text:p>
          </table:table-cell>
          <table:table-cell office:value-type="float" office:value="31704" calcext:value-type="float">
            <text:p>31704</text:p>
          </table:table-cell>
          <table:table-cell office:value-type="float" office:value="36745" calcext:value-type="float">
            <text:p>36745</text:p>
          </table:table-cell>
          <table:table-cell/>
          <table:table-cell office:value-type="float" office:value="111.5284" calcext:value-type="float">
            <text:p>111.5284</text:p>
          </table:table-cell>
          <table:table-cell office:value-type="float" office:value="7.61241666666667" calcext:value-type="float">
            <text:p>7.6124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9460" calcext:value-type="float">
            <text:p>9460</text:p>
          </table:table-cell>
          <table:table-cell office:value-type="float" office:value="32448" calcext:value-type="float">
            <text:p>32448</text:p>
          </table:table-cell>
          <table:table-cell office:value-type="float" office:value="37324" calcext:value-type="float">
            <text:p>37324</text:p>
          </table:table-cell>
          <table:table-cell/>
          <table:table-cell office:value-type="float" office:value="111.5408" calcext:value-type="float">
            <text:p>111.5408</text:p>
          </table:table-cell>
          <table:table-cell office:value-type="float" office:value="7.62206666666667" calcext:value-type="float">
            <text:p>7.62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9460" calcext:value-type="float">
            <text:p>9460</text:p>
          </table:table-cell>
          <table:table-cell office:value-type="float" office:value="32448" calcext:value-type="float">
            <text:p>32448</text:p>
          </table:table-cell>
          <table:table-cell office:value-type="float" office:value="37324" calcext:value-type="float">
            <text:p>37324</text:p>
          </table:table-cell>
          <table:table-cell/>
          <table:table-cell office:value-type="float" office:value="111.5408" calcext:value-type="float">
            <text:p>111.5408</text:p>
          </table:table-cell>
          <table:table-cell office:value-type="float" office:value="7.62206666666667" calcext:value-type="float">
            <text:p>7.62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elatan Pertamina</text:p>
          </table:table-cell>
          <table:table-cell office:value-type="string" calcext:value-type="string">
            <text:p>Oro-oro Ombo</text:p>
          </table:table-cell>
          <table:table-cell office:value-type="float" office:value="8985" calcext:value-type="float">
            <text:p>8985</text:p>
          </table:table-cell>
          <table:table-cell office:value-type="float" office:value="31631" calcext:value-type="float">
            <text:p>31631</text:p>
          </table:table-cell>
          <table:table-cell office:value-type="float" office:value="36915" calcext:value-type="float">
            <text:p>36915</text:p>
          </table:table-cell>
          <table:table-cell/>
          <table:table-cell office:value-type="float" office:value="111.527183333333" calcext:value-type="float">
            <text:p>111.527183333333</text:p>
          </table:table-cell>
          <table:table-cell office:value-type="float" office:value="7.61525" calcext:value-type="float">
            <text:p>7.615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elatan Pertamina</text:p>
          </table:table-cell>
          <table:table-cell office:value-type="string" calcext:value-type="string">
            <text:p>Oro-oro Ombo</text:p>
          </table:table-cell>
          <table:table-cell office:value-type="float" office:value="8985" calcext:value-type="float">
            <text:p>8985</text:p>
          </table:table-cell>
          <table:table-cell office:value-type="float" office:value="31631" calcext:value-type="float">
            <text:p>31631</text:p>
          </table:table-cell>
          <table:table-cell office:value-type="float" office:value="36915" calcext:value-type="float">
            <text:p>36915</text:p>
          </table:table-cell>
          <table:table-cell/>
          <table:table-cell office:value-type="float" office:value="111.527183333333" calcext:value-type="float">
            <text:p>111.527183333333</text:p>
          </table:table-cell>
          <table:table-cell office:value-type="float" office:value="7.61525" calcext:value-type="float">
            <text:p>7.615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8740" calcext:value-type="float">
            <text:p>8740</text:p>
          </table:table-cell>
          <table:table-cell office:value-type="float" office:value="32566" calcext:value-type="float">
            <text:p>32566</text:p>
          </table:table-cell>
          <table:table-cell office:value-type="float" office:value="37368" calcext:value-type="float">
            <text:p>37368</text:p>
          </table:table-cell>
          <table:table-cell/>
          <table:table-cell office:value-type="float" office:value="111.542766666667" calcext:value-type="float">
            <text:p>111.542766666667</text:p>
          </table:table-cell>
          <table:table-cell office:value-type="float" office:value="7.6228" calcext:value-type="float">
            <text:p>7.62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8740" calcext:value-type="float">
            <text:p>8740</text:p>
          </table:table-cell>
          <table:table-cell office:value-type="float" office:value="32566" calcext:value-type="float">
            <text:p>32566</text:p>
          </table:table-cell>
          <table:table-cell office:value-type="float" office:value="37368" calcext:value-type="float">
            <text:p>37368</text:p>
          </table:table-cell>
          <table:table-cell/>
          <table:table-cell office:value-type="float" office:value="111.542766666667" calcext:value-type="float">
            <text:p>111.542766666667</text:p>
          </table:table-cell>
          <table:table-cell office:value-type="float" office:value="7.6228" calcext:value-type="float">
            <text:p>7.62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7165" calcext:value-type="float">
            <text:p>7165</text:p>
          </table:table-cell>
          <table:table-cell office:value-type="float" office:value="31662" calcext:value-type="float">
            <text:p>31662</text:p>
          </table:table-cell>
          <table:table-cell office:value-type="float" office:value="36919" calcext:value-type="float">
            <text:p>36919</text:p>
          </table:table-cell>
          <table:table-cell/>
          <table:table-cell office:value-type="float" office:value="111.5277" calcext:value-type="float">
            <text:p>111.5277</text:p>
          </table:table-cell>
          <table:table-cell office:value-type="float" office:value="7.61531666666667" calcext:value-type="float">
            <text:p>7.6153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7165" calcext:value-type="float">
            <text:p>7165</text:p>
          </table:table-cell>
          <table:table-cell office:value-type="float" office:value="31662" calcext:value-type="float">
            <text:p>31662</text:p>
          </table:table-cell>
          <table:table-cell office:value-type="float" office:value="36919" calcext:value-type="float">
            <text:p>36919</text:p>
          </table:table-cell>
          <table:table-cell/>
          <table:table-cell office:value-type="float" office:value="111.5277" calcext:value-type="float">
            <text:p>111.5277</text:p>
          </table:table-cell>
          <table:table-cell office:value-type="float" office:value="7.61531666666667" calcext:value-type="float">
            <text:p>7.6153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6650" calcext:value-type="float">
            <text:p>6650</text:p>
          </table:table-cell>
          <table:table-cell office:value-type="float" office:value="32281" calcext:value-type="float">
            <text:p>32281</text:p>
          </table:table-cell>
          <table:table-cell office:value-type="float" office:value="39342" calcext:value-type="float">
            <text:p>39342</text:p>
          </table:table-cell>
          <table:table-cell/>
          <table:table-cell office:value-type="float" office:value="111.538016666667" calcext:value-type="float">
            <text:p>111.538016666667</text:p>
          </table:table-cell>
          <table:table-cell office:value-type="float" office:value="7.6557" calcext:value-type="float">
            <text:p>7.655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72" calcext:value-type="float">
            <text:p>3772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Kejuron</text:p>
          </table:table-cell>
          <table:table-cell office:value-type="float" office:value="6635" calcext:value-type="float">
            <text:p>6635</text:p>
          </table:table-cell>
          <table:table-cell office:value-type="float" office:value="30042" calcext:value-type="float">
            <text:p>30042</text:p>
          </table:table-cell>
          <table:table-cell office:value-type="float" office:value="38418" calcext:value-type="float">
            <text:p>38418</text:p>
          </table:table-cell>
          <table:table-cell/>
          <table:table-cell office:value-type="float" office:value="111.5007" calcext:value-type="float">
            <text:p>111.5007</text:p>
          </table:table-cell>
          <table:table-cell office:value-type="float" office:value="7.6403" calcext:value-type="float">
            <text:p>7.64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69" calcext:value-type="float">
            <text:p>2169</text:p>
          </table:table-cell>
          <table:table-cell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6390" calcext:value-type="float">
            <text:p>6390</text:p>
          </table:table-cell>
          <table:table-cell office:value-type="float" office:value="32315" calcext:value-type="float">
            <text:p>32315</text:p>
          </table:table-cell>
          <table:table-cell office:value-type="float" office:value="39468" calcext:value-type="float">
            <text:p>39468</text:p>
          </table:table-cell>
          <table:table-cell/>
          <table:table-cell office:value-type="float" office:value="111.538583333333" calcext:value-type="float">
            <text:p>111.538583333333</text:p>
          </table:table-cell>
          <table:table-cell office:value-type="float" office:value="7.6578" calcext:value-type="float">
            <text:p>7.657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95" calcext:value-type="float">
            <text:p>3995</text:p>
          </table:table-cell>
          <table:table-cell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NGEGONG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6271" calcext:value-type="float">
            <text:p>6271</text:p>
          </table:table-cell>
          <table:table-cell office:value-type="float" office:value="31041" calcext:value-type="float">
            <text:p>31041</text:p>
          </table:table-cell>
          <table:table-cell office:value-type="float" office:value="36302" calcext:value-type="float">
            <text:p>36302</text:p>
          </table:table-cell>
          <table:table-cell/>
          <table:table-cell office:value-type="float" office:value="111.51735" calcext:value-type="float">
            <text:p>111.51735</text:p>
          </table:table-cell>
          <table:table-cell office:value-type="float" office:value="7.60503333333333" calcext:value-type="float">
            <text:p>7.6050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Mojorejo</text:p>
          </table:table-cell>
          <table:table-cell office:value-type="float" office:value="6065" calcext:value-type="float">
            <text:p>6065</text:p>
          </table:table-cell>
          <table:table-cell office:value-type="float" office:value="29877" calcext:value-type="float">
            <text:p>29877</text:p>
          </table:table-cell>
          <table:table-cell office:value-type="float" office:value="38175" calcext:value-type="float">
            <text:p>38175</text:p>
          </table:table-cell>
          <table:table-cell/>
          <table:table-cell office:value-type="float" office:value="111.49795" calcext:value-type="float">
            <text:p>111.49795</text:p>
          </table:table-cell>
          <table:table-cell office:value-type="float" office:value="7.63625" calcext:value-type="float">
            <text:p>7.636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iponegoro</text:p>
          </table:table-cell>
          <table:table-cell office:value-type="string" calcext:value-type="string">
            <text:p>Dinas Pasar</text:p>
          </table:table-cell>
          <table:table-cell office:value-type="float" office:value="5872" calcext:value-type="float">
            <text:p>5872</text:p>
          </table:table-cell>
          <table:table-cell office:value-type="float" office:value="32095" calcext:value-type="float">
            <text:p>32095</text:p>
          </table:table-cell>
          <table:table-cell office:value-type="float" office:value="37423" calcext:value-type="float">
            <text:p>37423</text:p>
          </table:table-cell>
          <table:table-cell/>
          <table:table-cell office:value-type="float" office:value="111.534916666667" calcext:value-type="float">
            <text:p>111.534916666667</text:p>
          </table:table-cell>
          <table:table-cell office:value-type="float" office:value="7.62371666666667" calcext:value-type="float">
            <text:p>7.623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84" calcext:value-type="float">
            <text:p>2084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85" calcext:value-type="float">
            <text:p>578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ahlawan dan Kalimantan</text:p>
          </table:table-cell>
          <table:table-cell office:value-type="string" calcext:value-type="string">
            <text:p>Bagian perlengkapan</text:p>
          </table:table-cell>
          <table:table-cell office:value-type="float" office:value="5785" calcext:value-type="float">
            <text:p>5785</text:p>
          </table:table-cell>
          <table:table-cell office:value-type="float" office:value="31228" calcext:value-type="float">
            <text:p>31228</text:p>
          </table:table-cell>
          <table:table-cell office:value-type="float" office:value="37609" calcext:value-type="float">
            <text:p>37609</text:p>
          </table:table-cell>
          <table:table-cell office:value-type="string" calcext:value-type="string">
            <text:p>Sewa - Kota</text:p>
          </table:table-cell>
          <table:table-cell office:value-type="float" office:value="111.520466666667" calcext:value-type="float">
            <text:p>111.520466666667</text:p>
          </table:table-cell>
          <table:table-cell office:value-type="float" office:value="7.62681666666667" calcext:value-type="float">
            <text:p>7.626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85" calcext:value-type="float">
            <text:p>578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ahlawan dan Kalimantan</text:p>
          </table:table-cell>
          <table:table-cell office:value-type="string" calcext:value-type="string">
            <text:p>Bagian perlengkapan</text:p>
          </table:table-cell>
          <table:table-cell office:value-type="float" office:value="5785" calcext:value-type="float">
            <text:p>5785</text:p>
          </table:table-cell>
          <table:table-cell office:value-type="float" office:value="31228" calcext:value-type="float">
            <text:p>31228</text:p>
          </table:table-cell>
          <table:table-cell office:value-type="float" office:value="37609" calcext:value-type="float">
            <text:p>37609</text:p>
          </table:table-cell>
          <table:table-cell office:value-type="string" calcext:value-type="string">
            <text:p>Sewa - Kota</text:p>
          </table:table-cell>
          <table:table-cell office:value-type="float" office:value="111.520466666667" calcext:value-type="float">
            <text:p>111.520466666667</text:p>
          </table:table-cell>
          <table:table-cell office:value-type="float" office:value="7.62681666666667" calcext:value-type="float">
            <text:p>7.626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Dinas Pasar</text:p>
          </table:table-cell>
          <table:table-cell office:value-type="float" office:value="5784" calcext:value-type="float">
            <text:p>5784</text:p>
          </table:table-cell>
          <table:table-cell office:value-type="float" office:value="32137" calcext:value-type="float">
            <text:p>32137</text:p>
          </table:table-cell>
          <table:table-cell office:value-type="float" office:value="37314" calcext:value-type="float">
            <text:p>37314</text:p>
          </table:table-cell>
          <table:table-cell office:value-type="string" calcext:value-type="string">
            <text:p>Sewa - Kota</text:p>
          </table:table-cell>
          <table:table-cell office:value-type="float" office:value="111.535616666667" calcext:value-type="float">
            <text:p>111.535616666667</text:p>
          </table:table-cell>
          <table:table-cell office:value-type="float" office:value="7.6219" calcext:value-type="float">
            <text:p>7.621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Dinas Pasar</text:p>
          </table:table-cell>
          <table:table-cell office:value-type="float" office:value="5784" calcext:value-type="float">
            <text:p>5784</text:p>
          </table:table-cell>
          <table:table-cell office:value-type="float" office:value="32137" calcext:value-type="float">
            <text:p>32137</text:p>
          </table:table-cell>
          <table:table-cell office:value-type="float" office:value="37314" calcext:value-type="float">
            <text:p>37314</text:p>
          </table:table-cell>
          <table:table-cell office:value-type="string" calcext:value-type="string">
            <text:p>Sewa - Kota</text:p>
          </table:table-cell>
          <table:table-cell office:value-type="float" office:value="111.535616666667" calcext:value-type="float">
            <text:p>111.535616666667</text:p>
          </table:table-cell>
          <table:table-cell office:value-type="float" office:value="7.6219" calcext:value-type="float">
            <text:p>7.621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5720" calcext:value-type="float">
            <text:p>5720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5720" calcext:value-type="float">
            <text:p>5720</text:p>
          </table:table-cell>
          <table:table-cell office:value-type="float" office:value="30204" calcext:value-type="float">
            <text:p>30204</text:p>
          </table:table-cell>
          <table:table-cell office:value-type="float" office:value="37264" calcext:value-type="float">
            <text:p>37264</text:p>
          </table:table-cell>
          <table:table-cell/>
          <table:table-cell office:value-type="float" office:value="111.5034" calcext:value-type="float">
            <text:p>111.5034</text:p>
          </table:table-cell>
          <table:table-cell office:value-type="float" office:value="7.62106666666667" calcext:value-type="float">
            <text:p>7.621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25" calcext:value-type="float">
            <text:p>1725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NAMBANGAN KIDUL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irta Raya</text:p>
          </table:table-cell>
          <table:table-cell office:value-type="string" calcext:value-type="string">
            <text:p>Dinas Pasar</text:p>
          </table:table-cell>
          <table:table-cell office:value-type="float" office:value="5200" calcext:value-type="float">
            <text:p>5200</text:p>
          </table:table-cell>
          <table:table-cell office:value-type="float" office:value="29980" calcext:value-type="float">
            <text:p>29980</text:p>
          </table:table-cell>
          <table:table-cell office:value-type="float" office:value="37924" calcext:value-type="float">
            <text:p>37924</text:p>
          </table:table-cell>
          <table:table-cell office:value-type="string" calcext:value-type="string">
            <text:p>Sewa - Kota</text:p>
          </table:table-cell>
          <table:table-cell office:value-type="float" office:value="111.499666666667" calcext:value-type="float">
            <text:p>111.499666666667</text:p>
          </table:table-cell>
          <table:table-cell office:value-type="float" office:value="7.63206666666667" calcext:value-type="float">
            <text:p>7.63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adana mulyo</text:p>
          </table:table-cell>
          <table:table-cell office:value-type="string" calcext:value-type="string">
            <text:p>Rejomulyo</text:p>
          </table:table-cell>
          <table:table-cell office:value-type="float" office:value="5150" calcext:value-type="float">
            <text:p>5150</text:p>
          </table:table-cell>
          <table:table-cell office:value-type="float" office:value="32429" calcext:value-type="float">
            <text:p>32429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40483333333" calcext:value-type="float">
            <text:p>111.5404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adana mulyo</text:p>
          </table:table-cell>
          <table:table-cell office:value-type="string" calcext:value-type="string">
            <text:p>Rejomulyo</text:p>
          </table:table-cell>
          <table:table-cell office:value-type="float" office:value="5150" calcext:value-type="float">
            <text:p>5150</text:p>
          </table:table-cell>
          <table:table-cell office:value-type="float" office:value="32429" calcext:value-type="float">
            <text:p>32429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40483333333" calcext:value-type="float">
            <text:p>111.5404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rintis Kemerdekaan</text:p>
          </table:table-cell>
          <table:table-cell office:value-type="string" calcext:value-type="string">
            <text:p>DPRD</text:p>
          </table:table-cell>
          <table:table-cell office:value-type="float" office:value="5070" calcext:value-type="float">
            <text:p>5070</text:p>
          </table:table-cell>
          <table:table-cell office:value-type="float" office:value="31306" calcext:value-type="float">
            <text:p>31306</text:p>
          </table:table-cell>
          <table:table-cell office:value-type="float" office:value="37492" calcext:value-type="float">
            <text:p>37492</text:p>
          </table:table-cell>
          <table:table-cell office:value-type="string" calcext:value-type="string">
            <text:p>Sewa - Kota</text:p>
          </table:table-cell>
          <table:table-cell office:value-type="float" office:value="111.521766666667" calcext:value-type="float">
            <text:p>111.521766666667</text:p>
          </table:table-cell>
          <table:table-cell office:value-type="float" office:value="7.62486666666667" calcext:value-type="float">
            <text:p>7.624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rintis Kemerdekaan</text:p>
          </table:table-cell>
          <table:table-cell office:value-type="string" calcext:value-type="string">
            <text:p>DPRD</text:p>
          </table:table-cell>
          <table:table-cell office:value-type="float" office:value="5070" calcext:value-type="float">
            <text:p>5070</text:p>
          </table:table-cell>
          <table:table-cell office:value-type="float" office:value="31306" calcext:value-type="float">
            <text:p>31306</text:p>
          </table:table-cell>
          <table:table-cell office:value-type="float" office:value="37492" calcext:value-type="float">
            <text:p>37492</text:p>
          </table:table-cell>
          <table:table-cell office:value-type="string" calcext:value-type="string">
            <text:p>Sewa - Kota</text:p>
          </table:table-cell>
          <table:table-cell office:value-type="float" office:value="111.521766666667" calcext:value-type="float">
            <text:p>111.521766666667</text:p>
          </table:table-cell>
          <table:table-cell office:value-type="float" office:value="7.62486666666667" calcext:value-type="float">
            <text:p>7.624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31836" calcext:value-type="float">
            <text:p>31836</text:p>
          </table:table-cell>
          <table:table-cell office:value-type="float" office:value="38651" calcext:value-type="float">
            <text:p>38651</text:p>
          </table:table-cell>
          <table:table-cell office:value-type="string" calcext:value-type="string">
            <text:p>Sewa Kota</text:p>
          </table:table-cell>
          <table:table-cell office:value-type="float" office:value="111.5306" calcext:value-type="float">
            <text:p>111.5306</text:p>
          </table:table-cell>
          <table:table-cell office:value-type="float" office:value="7.64418333333333" calcext:value-type="float">
            <text:p>7.644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31836" calcext:value-type="float">
            <text:p>31836</text:p>
          </table:table-cell>
          <table:table-cell office:value-type="float" office:value="38651" calcext:value-type="float">
            <text:p>38651</text:p>
          </table:table-cell>
          <table:table-cell office:value-type="string" calcext:value-type="string">
            <text:p>Sewa Kota</text:p>
          </table:table-cell>
          <table:table-cell office:value-type="float" office:value="111.5306" calcext:value-type="float">
            <text:p>111.5306</text:p>
          </table:table-cell>
          <table:table-cell office:value-type="float" office:value="7.64418333333333" calcext:value-type="float">
            <text:p>7.644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urupati</text:p>
          </table:table-cell>
          <table:table-cell office:value-type="string" calcext:value-type="string">
            <text:p>Patihan</text:p>
          </table:table-cell>
          <table:table-cell office:value-type="float" office:value="4905" calcext:value-type="float">
            <text:p>4905</text:p>
          </table:table-cell>
          <table:table-cell office:value-type="float" office:value="30529" calcext:value-type="float">
            <text:p>30529</text:p>
          </table:table-cell>
          <table:table-cell office:value-type="float" office:value="40454" calcext:value-type="float">
            <text:p>40454</text:p>
          </table:table-cell>
          <table:table-cell/>
          <table:table-cell office:value-type="float" office:value="111.508816666667" calcext:value-type="float">
            <text:p>111.508816666667</text:p>
          </table:table-cell>
          <table:table-cell office:value-type="float" office:value="7.67423333333333" calcext:value-type="float">
            <text:p>7.6742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97" calcext:value-type="float">
            <text:p>5097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dana Mulyo</text:p>
          </table:table-cell>
          <table:table-cell office:value-type="string" calcext:value-type="string">
            <text:p>Rejomulyo</text:p>
          </table:table-cell>
          <table:table-cell office:value-type="float" office:value="4865" calcext:value-type="float">
            <text:p>4865</text:p>
          </table:table-cell>
          <table:table-cell office:value-type="float" office:value="32542" calcext:value-type="float">
            <text:p>3254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42366666667" calcext:value-type="float">
            <text:p>111.5423666666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dana Mulyo</text:p>
          </table:table-cell>
          <table:table-cell office:value-type="string" calcext:value-type="string">
            <text:p>Rejomulyo</text:p>
          </table:table-cell>
          <table:table-cell office:value-type="float" office:value="4865" calcext:value-type="float">
            <text:p>4865</text:p>
          </table:table-cell>
          <table:table-cell office:value-type="float" office:value="32542" calcext:value-type="float">
            <text:p>3254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42366666667" calcext:value-type="float">
            <text:p>111.5423666666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4135" calcext:value-type="float">
            <text:p>4135</text:p>
          </table:table-cell>
          <table:table-cell office:value-type="float" office:value="32204" calcext:value-type="float">
            <text:p>32204</text:p>
          </table:table-cell>
          <table:table-cell office:value-type="float" office:value="37371" calcext:value-type="float">
            <text:p>37371</text:p>
          </table:table-cell>
          <table:table-cell/>
          <table:table-cell office:value-type="float" office:value="111.536733333333" calcext:value-type="float">
            <text:p>111.536733333333</text:p>
          </table:table-cell>
          <table:table-cell office:value-type="float" office:value="7.62285" calcext:value-type="float">
            <text:p>7.622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04" calcext:value-type="float">
            <text:p>2304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4105" calcext:value-type="float">
            <text:p>4105</text:p>
          </table:table-cell>
          <table:table-cell office:value-type="float" office:value="32203" calcext:value-type="float">
            <text:p>32203</text:p>
          </table:table-cell>
          <table:table-cell office:value-type="float" office:value="37360" calcext:value-type="float">
            <text:p>37360</text:p>
          </table:table-cell>
          <table:table-cell/>
          <table:table-cell office:value-type="float" office:value="111.536716666667" calcext:value-type="float">
            <text:p>111.536716666667</text:p>
          </table:table-cell>
          <table:table-cell office:value-type="float" office:value="7.62266666666667" calcext:value-type="float">
            <text:p>7.6226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4000" calcext:value-type="float">
            <text:p>4000</text:p>
          </table:table-cell>
          <table:table-cell office:value-type="float" office:value="111.52828" calcext:value-type="float">
            <text:p>111.52828</text:p>
          </table:table-cell>
          <table:table-cell office:value-type="float" office:value="-7.644049" calcext:value-type="float">
            <text:p>-7.644049</text:p>
          </table:table-cell>
          <table:table-cell office:value-type="string" calcext:value-type="string">
            <text:p>Sewa - Kabupaten</text:p>
          </table:table-cell>
          <table:table-cell office:value-type="float" office:value="111.52828" calcext:value-type="float">
            <text:p>111.52828</text:p>
          </table:table-cell>
          <table:table-cell office:value-type="float" office:value="7.644049" calcext:value-type="float">
            <text:p>7.6440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987" calcext:value-type="float">
            <text:p>3987</text:p>
          </table:table-cell>
          <table:table-cell office:value-type="float" office:value="32202" calcext:value-type="float">
            <text:p>3220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367" calcext:value-type="float">
            <text:p>111.53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Piang Semi</text:p>
          </table:table-cell>
          <table:table-cell office:value-type="string" calcext:value-type="string">
            <text:p>Demangan</text:p>
          </table:table-cell>
          <table:table-cell office:value-type="float" office:value="3865" calcext:value-type="float">
            <text:p>3865</text:p>
          </table:table-cell>
          <table:table-cell office:value-type="float" office:value="30525" calcext:value-type="float">
            <text:p>30525</text:p>
          </table:table-cell>
          <table:table-cell office:value-type="float" office:value="40069" calcext:value-type="float">
            <text:p>40069</text:p>
          </table:table-cell>
          <table:table-cell/>
          <table:table-cell office:value-type="float" office:value="111.50875" calcext:value-type="float">
            <text:p>111.50875</text:p>
          </table:table-cell>
          <table:table-cell office:value-type="float" office:value="7.66781666666667" calcext:value-type="float">
            <text:p>7.667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397" calcext:value-type="float">
            <text:p>4397</text:p>
          </table:table-cell>
          <table:table-cell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840" calcext:value-type="float">
            <text:p>3840</text:p>
          </table:table-cell>
          <table:table-cell office:value-type="float" office:value="32111" calcext:value-type="float">
            <text:p>32111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35183333333" calcext:value-type="float">
            <text:p>111.5351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62" calcext:value-type="float">
            <text:p>2162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Blok Jatengan Kidul</text:p>
          </table:table-cell>
          <table:table-cell office:value-type="string" calcext:value-type="string">
            <text:p>Manguharjo</text:p>
          </table:table-cell>
          <table:table-cell office:value-type="float" office:value="3775" calcext:value-type="float">
            <text:p>3775</text:p>
          </table:table-cell>
          <table:table-cell office:value-type="float" office:value="30322" calcext:value-type="float">
            <text:p>30322</text:p>
          </table:table-cell>
          <table:table-cell office:value-type="float" office:value="37975" calcext:value-type="float">
            <text:p>37975</text:p>
          </table:table-cell>
          <table:table-cell office:value-type="string" calcext:value-type="string">
            <text:p>Pakai PasarKota</text:p>
          </table:table-cell>
          <table:table-cell office:value-type="float" office:value="111.505366666667" calcext:value-type="float">
            <text:p>111.505366666667</text:p>
          </table:table-cell>
          <table:table-cell office:value-type="float" office:value="7.63291666666667" calcext:value-type="float">
            <text:p>7.632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720" calcext:value-type="float">
            <text:p>3720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Blok Jatengan Kidul</text:p>
          </table:table-cell>
          <table:table-cell office:value-type="string" calcext:value-type="string">
            <text:p>Manguharjo</text:p>
          </table:table-cell>
          <table:table-cell office:value-type="float" office:value="3720" calcext:value-type="float">
            <text:p>3720</text:p>
          </table:table-cell>
          <table:table-cell office:value-type="float" office:value="30411" calcext:value-type="float">
            <text:p>30411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Pakai PasarKota</text:p>
          </table:table-cell>
          <table:table-cell office:value-type="float" office:value="111.50685" calcext:value-type="float">
            <text:p>111.50685</text:p>
          </table:table-cell>
          <table:table-cell office:value-type="float" office:value="7.63315" calcext:value-type="float">
            <text:p>7.633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PILANGBANG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ilang Makmur</text:p>
          </table:table-cell>
          <table:table-cell office:value-type="string" calcext:value-type="string">
            <text:p>Pilangbango</text:p>
          </table:table-cell>
          <table:table-cell office:value-type="float" office:value="3580" calcext:value-type="float">
            <text:p>3580</text:p>
          </table:table-cell>
          <table:table-cell office:value-type="float" office:value="32496" calcext:value-type="float">
            <text:p>32496</text:p>
          </table:table-cell>
          <table:table-cell office:value-type="float" office:value="37316" calcext:value-type="float">
            <text:p>37316</text:p>
          </table:table-cell>
          <table:table-cell/>
          <table:table-cell office:value-type="float" office:value="111.5416" calcext:value-type="float">
            <text:p>111.5416</text:p>
          </table:table-cell>
          <table:table-cell office:value-type="float" office:value="7.62193333333333" calcext:value-type="float">
            <text:p>7.6219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3565" calcext:value-type="float">
            <text:p>3565</text:p>
          </table:table-cell>
          <table:table-cell office:value-type="float" office:value="32109" calcext:value-type="float">
            <text:p>32109</text:p>
          </table:table-cell>
          <table:table-cell office:value-type="float" office:value="37365" calcext:value-type="float">
            <text:p>37365</text:p>
          </table:table-cell>
          <table:table-cell/>
          <table:table-cell office:value-type="float" office:value="111.53515" calcext:value-type="float">
            <text:p>111.53515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ATIH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Patihan</text:p>
          </table:table-cell>
          <table:table-cell office:value-type="float" office:value="3220" calcext:value-type="float">
            <text:p>3220</text:p>
          </table:table-cell>
          <table:table-cell office:value-type="float" office:value="32214" calcext:value-type="float">
            <text:p>32214</text:p>
          </table:table-cell>
          <table:table-cell office:value-type="float" office:value="36285" calcext:value-type="float">
            <text:p>36285</text:p>
          </table:table-cell>
          <table:table-cell/>
          <table:table-cell office:value-type="float" office:value="111.5369" calcext:value-type="float">
            <text:p>111.5369</text:p>
          </table:table-cell>
          <table:table-cell office:value-type="float" office:value="7.60475" calcext:value-type="float">
            <text:p>7.604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497" calcext:value-type="float">
            <text:p>3497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SOGATE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Sogaten</text:p>
          </table:table-cell>
          <table:table-cell office:value-type="float" office:value="3176" calcext:value-type="float">
            <text:p>3176</text:p>
          </table:table-cell>
          <table:table-cell office:value-type="float" office:value="31180" calcext:value-type="float">
            <text:p>31180</text:p>
          </table:table-cell>
          <table:table-cell office:value-type="float" office:value="36064" calcext:value-type="float">
            <text:p>36064</text:p>
          </table:table-cell>
          <table:table-cell/>
          <table:table-cell office:value-type="float" office:value="111.519666666667" calcext:value-type="float">
            <text:p>111.519666666667</text:p>
          </table:table-cell>
          <table:table-cell office:value-type="float" office:value="7.60106666666667" calcext:value-type="float">
            <text:p>7.601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131" calcext:value-type="float">
            <text:p>3131</text:p>
          </table:table-cell>
          <table:table-cell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045" calcext:value-type="float">
            <text:p>3045</text:p>
          </table:table-cell>
          <table:table-cell office:value-type="float" office:value="32109" calcext:value-type="float">
            <text:p>32109</text:p>
          </table:table-cell>
          <table:table-cell office:value-type="float" office:value="37351" calcext:value-type="float">
            <text:p>37351</text:p>
          </table:table-cell>
          <table:table-cell/>
          <table:table-cell office:value-type="float" office:value="111.53515" calcext:value-type="float">
            <text:p>111.53515</text:p>
          </table:table-cell>
          <table:table-cell office:value-type="float" office:value="7.62251666666667" calcext:value-type="float">
            <text:p>7.6225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KANIGOR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Jl. Sri Sedono</text:p>
          </table:table-cell>
          <table:table-cell office:value-type="string" calcext:value-type="string">
            <text:p>KANIGORO</text:p>
          </table:table-cell>
          <table:table-cell office:value-type="float" office:value="2786" calcext:value-type="float">
            <text:p>2786</text:p>
          </table:table-cell>
          <table:table-cell office:value-type="float" office:value="33124" calcext:value-type="float">
            <text:p>33124</text:p>
          </table:table-cell>
          <table:table-cell office:value-type="float" office:value="38056" calcext:value-type="float">
            <text:p>38056</text:p>
          </table:table-cell>
          <table:table-cell/>
          <table:table-cell office:value-type="float" office:value="111.552066666667" calcext:value-type="float">
            <text:p>111.552066666667</text:p>
          </table:table-cell>
          <table:table-cell office:value-type="float" office:value="7.63426666666667" calcext:value-type="float">
            <text:p>7.6342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29" calcext:value-type="float">
            <text:p>392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Puskesmas Oro-oro Ombo</text:p>
          </table:table-cell>
          <table:table-cell office:value-type="float" office:value="2716" calcext:value-type="float">
            <text:p>2716</text:p>
          </table:table-cell>
          <table:table-cell office:value-type="float" office:value="32041" calcext:value-type="float">
            <text:p>32041</text:p>
          </table:table-cell>
          <table:table-cell office:value-type="float" office:value="37356" calcext:value-type="float">
            <text:p>37356</text:p>
          </table:table-cell>
          <table:table-cell office:value-type="string" calcext:value-type="string">
            <text:p>Sewa - Kota</text:p>
          </table:table-cell>
          <table:table-cell office:value-type="float" office:value="111.534016666667" calcext:value-type="float">
            <text:p>111.534016666667</text:p>
          </table:table-cell>
          <table:table-cell office:value-type="float" office:value="7.6226" calcext:value-type="float">
            <text:p>7.622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Puskesmas Oro-oro Ombo</text:p>
          </table:table-cell>
          <table:table-cell office:value-type="float" office:value="2716" calcext:value-type="float">
            <text:p>2716</text:p>
          </table:table-cell>
          <table:table-cell office:value-type="float" office:value="32041" calcext:value-type="float">
            <text:p>32041</text:p>
          </table:table-cell>
          <table:table-cell office:value-type="float" office:value="37356" calcext:value-type="float">
            <text:p>37356</text:p>
          </table:table-cell>
          <table:table-cell office:value-type="string" calcext:value-type="string">
            <text:p>Sewa - Kota</text:p>
          </table:table-cell>
          <table:table-cell office:value-type="float" office:value="111.534016666667" calcext:value-type="float">
            <text:p>111.534016666667</text:p>
          </table:table-cell>
          <table:table-cell office:value-type="float" office:value="7.6226" calcext:value-type="float">
            <text:p>7.622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NGEGONG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2630" calcext:value-type="float">
            <text:p>2630</text:p>
          </table:table-cell>
          <table:table-cell office:value-type="float" office:value="30863" calcext:value-type="float">
            <text:p>30863</text:p>
          </table:table-cell>
          <table:table-cell office:value-type="float" office:value="36235" calcext:value-type="float">
            <text:p>36235</text:p>
          </table:table-cell>
          <table:table-cell/>
          <table:table-cell office:value-type="float" office:value="111.514383333333" calcext:value-type="float">
            <text:p>111.514383333333</text:p>
          </table:table-cell>
          <table:table-cell office:value-type="float" office:value="7.60391666666667" calcext:value-type="float">
            <text:p>7.603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NAMBANGAN KIDUL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runojoyo</text:p>
          </table:table-cell>
          <table:table-cell office:value-type="string" calcext:value-type="string">
            <text:p>DKK</text:p>
          </table:table-cell>
          <table:table-cell office:value-type="float" office:value="2379" calcext:value-type="float">
            <text:p>2379</text:p>
          </table:table-cell>
          <table:table-cell office:value-type="float" office:value="31053" calcext:value-type="float">
            <text:p>31053</text:p>
          </table:table-cell>
          <table:table-cell office:value-type="float" office:value="38709" calcext:value-type="float">
            <text:p>38709</text:p>
          </table:table-cell>
          <table:table-cell/>
          <table:table-cell office:value-type="float" office:value="111.51755" calcext:value-type="float">
            <text:p>111.51755</text:p>
          </table:table-cell>
          <table:table-cell office:value-type="float" office:value="7.64515" calcext:value-type="float">
            <text:p>7.645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Mojorejo</text:p>
          </table:table-cell>
          <table:table-cell office:value-type="float" office:value="2370" calcext:value-type="float">
            <text:p>2370</text:p>
          </table:table-cell>
          <table:table-cell office:value-type="float" office:value="30312" calcext:value-type="float">
            <text:p>30312</text:p>
          </table:table-cell>
          <table:table-cell office:value-type="float" office:value="38194" calcext:value-type="float">
            <text:p>38194</text:p>
          </table:table-cell>
          <table:table-cell/>
          <table:table-cell office:value-type="float" office:value="111.5052" calcext:value-type="float">
            <text:p>111.5052</text:p>
          </table:table-cell>
          <table:table-cell office:value-type="float" office:value="7.63656666666667" calcext:value-type="float">
            <text:p>7.636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yjend Sungkono</text:p>
          </table:table-cell>
          <table:table-cell office:value-type="string" calcext:value-type="string">
            <text:p>Dinas Pasar</text:p>
          </table:table-cell>
          <table:table-cell office:value-type="float" office:value="2252" calcext:value-type="float">
            <text:p>2252</text:p>
          </table:table-cell>
          <table:table-cell office:value-type="float" office:value="30775" calcext:value-type="float">
            <text:p>30775</text:p>
          </table:table-cell>
          <table:table-cell office:value-type="float" office:value="37828" calcext:value-type="float">
            <text:p>37828</text:p>
          </table:table-cell>
          <table:table-cell office:value-type="string" calcext:value-type="string">
            <text:p>Sewa - Kota</text:p>
          </table:table-cell>
          <table:table-cell office:value-type="float" office:value="111.512916666667" calcext:value-type="float">
            <text:p>111.512916666667</text:p>
          </table:table-cell>
          <table:table-cell office:value-type="float" office:value="7.63046666666667" calcext:value-type="float">
            <text:p>7.630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lawesi 18</text:p>
          </table:table-cell>
          <table:table-cell office:value-type="string" calcext:value-type="string">
            <text:p>Kartoharjo</text:p>
          </table:table-cell>
          <table:table-cell office:value-type="float" office:value="2235" calcext:value-type="float">
            <text:p>2235</text:p>
          </table:table-cell>
          <table:table-cell office:value-type="float" office:value="31336" calcext:value-type="float">
            <text:p>31336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Sewa - Kota</text:p>
          </table:table-cell>
          <table:table-cell office:value-type="float" office:value="111.522266666667" calcext:value-type="float">
            <text:p>111.522266666667</text:p>
          </table:table-cell>
          <table:table-cell office:value-type="float" office:value="7.62776666666667" calcext:value-type="float">
            <text:p>7.627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PAHLAWAN</text:p>
          </table:table-cell>
          <table:table-cell office:value-type="string" calcext:value-type="string">
            <text:p>ASET KOTA</text:p>
          </table:table-cell>
          <table:table-cell office:value-type="float" office:value="2074" calcext:value-type="float">
            <text:p>2074</text:p>
          </table:table-cell>
          <table:table-cell office:value-type="float" office:value="31189" calcext:value-type="float">
            <text:p>31189</text:p>
          </table:table-cell>
          <table:table-cell office:value-type="float" office:value="37477" calcext:value-type="float">
            <text:p>37477</text:p>
          </table:table-cell>
          <table:table-cell/>
          <table:table-cell office:value-type="float" office:value="111.519816666667" calcext:value-type="float">
            <text:p>111.519816666667</text:p>
          </table:table-cell>
          <table:table-cell office:value-type="float" office:value="7.62461666666667" calcext:value-type="float">
            <text:p>7.624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Ruko</text:p>
          </table:table-cell>
          <table:table-cell office:value-type="float" office:value="2000" calcext:value-type="float">
            <text:p>2000</text:p>
          </table:table-cell>
          <table:table-cell office:value-type="float" office:value="111.515217" calcext:value-type="float">
            <text:p>111.515217</text:p>
          </table:table-cell>
          <table:table-cell office:value-type="float" office:value="-7.624166" calcext:value-type="float">
            <text:p>-7.624166</text:p>
          </table:table-cell>
          <table:table-cell office:value-type="string" calcext:value-type="string">
            <text:p>Sewa - Kabupaten</text:p>
          </table:table-cell>
          <table:table-cell office:value-type="float" office:value="111.515217" calcext:value-type="float">
            <text:p>111.515217</text:p>
          </table:table-cell>
          <table:table-cell office:value-type="float" office:value="7.624166" calcext:value-type="float">
            <text:p>7.62416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2000" calcext:value-type="float">
            <text:p>2000</text:p>
          </table:table-cell>
          <table:table-cell office:value-type="float" office:value="111.654082" calcext:value-type="float">
            <text:p>111.654082</text:p>
          </table:table-cell>
          <table:table-cell office:value-type="float" office:value="-7.545293" calcext:value-type="float">
            <text:p>-7.545293</text:p>
          </table:table-cell>
          <table:table-cell office:value-type="string" calcext:value-type="string">
            <text:p>Sewa - Kabupaten</text:p>
          </table:table-cell>
          <table:table-cell office:value-type="float" office:value="111.654082" calcext:value-type="float">
            <text:p>111.654082</text:p>
          </table:table-cell>
          <table:table-cell office:value-type="float" office:value="7.545293" calcext:value-type="float">
            <text:p>7.54529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770" calcext:value-type="float">
            <text:p>17770</text:p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867" calcext:value-type="float">
            <text:p>1867</text:p>
          </table:table-cell>
          <table:table-cell office:value-type="float" office:value="31548" calcext:value-type="float">
            <text:p>31548</text:p>
          </table:table-cell>
          <table:table-cell office:value-type="float" office:value="38111" calcext:value-type="float">
            <text:p>38111</text:p>
          </table:table-cell>
          <table:table-cell/>
          <table:table-cell office:value-type="float" office:value="111.5258" calcext:value-type="float">
            <text:p>111.5258</text:p>
          </table:table-cell>
          <table:table-cell office:value-type="float" office:value="7.63518333333333" calcext:value-type="float">
            <text:p>7.635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867" calcext:value-type="float">
            <text:p>1867</text:p>
          </table:table-cell>
          <table:table-cell office:value-type="float" office:value="31548" calcext:value-type="float">
            <text:p>31548</text:p>
          </table:table-cell>
          <table:table-cell office:value-type="float" office:value="38111" calcext:value-type="float">
            <text:p>38111</text:p>
          </table:table-cell>
          <table:table-cell/>
          <table:table-cell office:value-type="float" office:value="111.5258" calcext:value-type="float">
            <text:p>111.5258</text:p>
          </table:table-cell>
          <table:table-cell office:value-type="float" office:value="7.63518333333333" calcext:value-type="float">
            <text:p>7.635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NAMBANGA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yjend Sungkono</text:p>
          </table:table-cell>
          <table:table-cell office:value-type="string" calcext:value-type="string">
            <text:p>Dinas Pasar</text:p>
          </table:table-cell>
          <table:table-cell office:value-type="float" office:value="1735" calcext:value-type="float">
            <text:p>1735</text:p>
          </table:table-cell>
          <table:table-cell office:value-type="float" office:value="30751" calcext:value-type="float">
            <text:p>30751</text:p>
          </table:table-cell>
          <table:table-cell office:value-type="float" office:value="38274" calcext:value-type="float">
            <text:p>38274</text:p>
          </table:table-cell>
          <table:table-cell office:value-type="string" calcext:value-type="string">
            <text:p>Sewa - Kota</text:p>
          </table:table-cell>
          <table:table-cell office:value-type="float" office:value="111.512516666667" calcext:value-type="float">
            <text:p>111.512516666667</text:p>
          </table:table-cell>
          <table:table-cell office:value-type="float" office:value="7.6379" calcext:value-type="float">
            <text:p>7.637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700" calcext:value-type="float">
            <text:p>1700</text:p>
          </table:table-cell>
          <table:table-cell office:value-type="float" office:value="31210" calcext:value-type="float">
            <text:p>31210</text:p>
          </table:table-cell>
          <table:table-cell office:value-type="float" office:value="37340" calcext:value-type="float">
            <text:p>37340</text:p>
          </table:table-cell>
          <table:table-cell/>
          <table:table-cell office:value-type="float" office:value="111.520166666667" calcext:value-type="float">
            <text:p>111.520166666667</text:p>
          </table:table-cell>
          <table:table-cell office:value-type="float" office:value="7.62233333333333" calcext:value-type="float">
            <text:p>7.62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624" calcext:value-type="float">
            <text:p>1624</text:p>
          </table:table-cell>
          <table:table-cell office:value-type="float" office:value="31186" calcext:value-type="float">
            <text:p>31186</text:p>
          </table:table-cell>
          <table:table-cell office:value-type="float" office:value="37337" calcext:value-type="float">
            <text:p>37337</text:p>
          </table:table-cell>
          <table:table-cell/>
          <table:table-cell office:value-type="float" office:value="111.519766666667" calcext:value-type="float">
            <text:p>111.519766666667</text:p>
          </table:table-cell>
          <table:table-cell office:value-type="float" office:value="7.62228333333333" calcext:value-type="float">
            <text:p>7.622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Kutai-Agus Salim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31042" calcext:value-type="float">
            <text:p>31042</text:p>
          </table:table-cell>
          <table:table-cell office:value-type="float" office:value="37877" calcext:value-type="float">
            <text:p>37877</text:p>
          </table:table-cell>
          <table:table-cell office:value-type="string" calcext:value-type="string">
            <text:p>Pakai PasarKota</text:p>
          </table:table-cell>
          <table:table-cell office:value-type="float" office:value="111.517366666667" calcext:value-type="float">
            <text:p>111.517366666667</text:p>
          </table:table-cell>
          <table:table-cell office:value-type="float" office:value="7.63128333333333" calcext:value-type="float">
            <text:p>7.631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utomo No. 70</text:p>
          </table:table-cell>
          <table:table-cell office:value-type="string" calcext:value-type="string">
            <text:p>DPRD</text:p>
          </table:table-cell>
          <table:table-cell office:value-type="float" office:value="1492" calcext:value-type="float">
            <text:p>1492</text:p>
          </table:table-cell>
          <table:table-cell office:value-type="float" office:value="31403" calcext:value-type="float">
            <text:p>31403</text:p>
          </table:table-cell>
          <table:table-cell office:value-type="float" office:value="37675" calcext:value-type="float">
            <text:p>37675</text:p>
          </table:table-cell>
          <table:table-cell office:value-type="string" calcext:value-type="string">
            <text:p>Sewa - Kota</text:p>
          </table:table-cell>
          <table:table-cell office:value-type="float" office:value="111.523383333333" calcext:value-type="float">
            <text:p>111.523383333333</text:p>
          </table:table-cell>
          <table:table-cell office:value-type="float" office:value="7.62791666666667" calcext:value-type="float">
            <text:p>7.627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utomo No. 70</text:p>
          </table:table-cell>
          <table:table-cell office:value-type="string" calcext:value-type="string">
            <text:p>DPRD</text:p>
          </table:table-cell>
          <table:table-cell office:value-type="float" office:value="1492" calcext:value-type="float">
            <text:p>1492</text:p>
          </table:table-cell>
          <table:table-cell office:value-type="float" office:value="31403" calcext:value-type="float">
            <text:p>31403</text:p>
          </table:table-cell>
          <table:table-cell office:value-type="float" office:value="37675" calcext:value-type="float">
            <text:p>37675</text:p>
          </table:table-cell>
          <table:table-cell office:value-type="string" calcext:value-type="string">
            <text:p>Sewa - Kota</text:p>
          </table:table-cell>
          <table:table-cell office:value-type="float" office:value="111.523383333333" calcext:value-type="float">
            <text:p>111.523383333333</text:p>
          </table:table-cell>
          <table:table-cell office:value-type="float" office:value="7.62791666666667" calcext:value-type="float">
            <text:p>7.627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KANIGOR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Dr.Setiabudi</text:p>
          </table:table-cell>
          <table:table-cell office:value-type="string" calcext:value-type="string">
            <text:p>Dinas pasar</text:p>
          </table:table-cell>
          <table:table-cell office:value-type="float" office:value="1490" calcext:value-type="float">
            <text:p>1490</text:p>
          </table:table-cell>
          <table:table-cell office:value-type="float" office:value="32892" calcext:value-type="float">
            <text:p>32892</text:p>
          </table:table-cell>
          <table:table-cell office:value-type="float" office:value="38113" calcext:value-type="float">
            <text:p>38113</text:p>
          </table:table-cell>
          <table:table-cell office:value-type="string" calcext:value-type="string">
            <text:p>Sewa - Kota</text:p>
          </table:table-cell>
          <table:table-cell office:value-type="float" office:value="111.5482" calcext:value-type="float">
            <text:p>111.5482</text:p>
          </table:table-cell>
          <table:table-cell office:value-type="float" office:value="7.63521666666667" calcext:value-type="float">
            <text:p>7.6352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527" calcext:value-type="float">
            <text:p>3527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Dinas Pasar</text:p>
          </table:table-cell>
          <table:table-cell office:value-type="float" office:value="1380" calcext:value-type="float">
            <text:p>1380</text:p>
          </table:table-cell>
          <table:table-cell office:value-type="float" office:value="32002" calcext:value-type="float">
            <text:p>32002</text:p>
          </table:table-cell>
          <table:table-cell office:value-type="float" office:value="37221" calcext:value-type="float">
            <text:p>37221</text:p>
          </table:table-cell>
          <table:table-cell office:value-type="string" calcext:value-type="string">
            <text:p>Sewa - Kota</text:p>
          </table:table-cell>
          <table:table-cell office:value-type="float" office:value="111.533366666667" calcext:value-type="float">
            <text:p>111.533366666667</text:p>
          </table:table-cell>
          <table:table-cell office:value-type="float" office:value="7.62035" calcext:value-type="float">
            <text:p>7.620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Dinas Pasar</text:p>
          </table:table-cell>
          <table:table-cell office:value-type="float" office:value="1320" calcext:value-type="float">
            <text:p>1320</text:p>
          </table:table-cell>
          <table:table-cell office:value-type="float" office:value="31300" calcext:value-type="float">
            <text:p>31300</text:p>
          </table:table-cell>
          <table:table-cell office:value-type="float" office:value="37145" calcext:value-type="float">
            <text:p>37145</text:p>
          </table:table-cell>
          <table:table-cell/>
          <table:table-cell office:value-type="float" office:value="111.521666666667" calcext:value-type="float">
            <text:p>111.521666666667</text:p>
          </table:table-cell>
          <table:table-cell office:value-type="float" office:value="7.61908333333333" calcext:value-type="float">
            <text:p>7.619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matra No. 20</text:p>
          </table:table-cell>
          <table:table-cell office:value-type="string" calcext:value-type="string">
            <text:p>Bagian Umum</text:p>
          </table:table-cell>
          <table:table-cell office:value-type="float" office:value="1217" calcext:value-type="float">
            <text:p>1217</text:p>
          </table:table-cell>
          <table:table-cell office:value-type="float" office:value="31360" calcext:value-type="float">
            <text:p>31360</text:p>
          </table:table-cell>
          <table:table-cell office:value-type="float" office:value="37246" calcext:value-type="float">
            <text:p>37246</text:p>
          </table:table-cell>
          <table:table-cell/>
          <table:table-cell office:value-type="float" office:value="111.522666666667" calcext:value-type="float">
            <text:p>111.522666666667</text:p>
          </table:table-cell>
          <table:table-cell office:value-type="float" office:value="7.62076666666667" calcext:value-type="float">
            <text:p>7.620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mangkuprajan gang VI</text:p>
          </table:table-cell>
          <table:table-cell office:value-type="string" calcext:value-type="string">
            <text:p>Demangan</text:p>
          </table:table-cell>
          <table:table-cell/>
          <table:table-cell office:value-type="float" office:value="31454" calcext:value-type="float">
            <text:p>31454</text:p>
          </table:table-cell>
          <table:table-cell office:value-type="float" office:value="39140" calcext:value-type="float">
            <text:p>39140</text:p>
          </table:table-cell>
          <table:table-cell office:value-type="string" calcext:value-type="string">
            <text:p>Pakai Sawah</text:p>
          </table:table-cell>
          <table:table-cell office:value-type="float" office:value="111.524233333333" calcext:value-type="float">
            <text:p>111.524233333333</text:p>
          </table:table-cell>
          <table:table-cell office:value-type="float" office:value="7.65233333333333" calcext:value-type="float">
            <text:p>7.65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2" calcext:value-type="float">
            <text:p>2712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strip - Letjen. Haryono</text:p>
          </table:table-cell>
          <table:table-cell office:value-type="string" calcext:value-type="string">
            <text:p>dinas pasar</text:p>
          </table:table-cell>
          <table:table-cell office:value-type="float" office:value="1150" calcext:value-type="float">
            <text:p>1150</text:p>
          </table:table-cell>
          <table:table-cell office:value-type="float" office:value="31958" calcext:value-type="float">
            <text:p>31958</text:p>
          </table:table-cell>
          <table:table-cell office:value-type="float" office:value="37972" calcext:value-type="float">
            <text:p>37972</text:p>
          </table:table-cell>
          <table:table-cell office:value-type="string" calcext:value-type="string">
            <text:p>Pakai PasarKota</text:p>
          </table:table-cell>
          <table:table-cell office:value-type="float" office:value="111.532633333333" calcext:value-type="float">
            <text:p>111.532633333333</text:p>
          </table:table-cell>
          <table:table-cell office:value-type="float" office:value="7.63286666666667" calcext:value-type="float">
            <text:p>7.632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95" calcext:value-type="float">
            <text:p>1795</text:p>
          </table:table-cell>
          <table:table-cell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Hayam Wuruk</text:p>
          </table:table-cell>
          <table:table-cell office:value-type="string" calcext:value-type="string">
            <text:p>Dinas Pasar</text:p>
          </table:table-cell>
          <table:table-cell office:value-type="float" office:value="947" calcext:value-type="float">
            <text:p>947</text:p>
          </table:table-cell>
          <table:table-cell office:value-type="float" office:value="30560" calcext:value-type="float">
            <text:p>30560</text:p>
          </table:table-cell>
          <table:table-cell office:value-type="float" office:value="37723" calcext:value-type="float">
            <text:p>37723</text:p>
          </table:table-cell>
          <table:table-cell/>
          <table:table-cell office:value-type="float" office:value="111.509333333333" calcext:value-type="float">
            <text:p>111.509333333333</text:p>
          </table:table-cell>
          <table:table-cell office:value-type="float" office:value="7.62871666666667" calcext:value-type="float">
            <text:p>7.628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MANIS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anjung Raya</text:p>
          </table:table-cell>
          <table:table-cell office:value-type="string" calcext:value-type="string">
            <text:p>Dinas Pasar</text:p>
          </table:table-cell>
          <table:table-cell office:value-type="float" office:value="905" calcext:value-type="float">
            <text:p>905</text:p>
          </table:table-cell>
          <table:table-cell office:value-type="float" office:value="32800" calcext:value-type="float">
            <text:p>32800</text:p>
          </table:table-cell>
          <table:table-cell office:value-type="float" office:value="38610" calcext:value-type="float">
            <text:p>38610</text:p>
          </table:table-cell>
          <table:table-cell office:value-type="string" calcext:value-type="string">
            <text:p>Sewa - Kota</text:p>
          </table:table-cell>
          <table:table-cell office:value-type="float" office:value="111.546666666667" calcext:value-type="float">
            <text:p>111.546666666667</text:p>
          </table:table-cell>
          <table:table-cell office:value-type="float" office:value="7.6435" calcext:value-type="float">
            <text:p>7.6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61" calcext:value-type="float">
            <text:p>3661</text:p>
          </table:table-cell>
          <table:table-cell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Musi</text:p>
          </table:table-cell>
          <table:table-cell office:value-type="string" calcext:value-type="string">
            <text:p>Pandean</text:p>
          </table:table-cell>
          <table:table-cell office:value-type="float" office:value="865" calcext:value-type="float">
            <text:p>865</text:p>
          </table:table-cell>
          <table:table-cell office:value-type="float" office:value="31114" calcext:value-type="float">
            <text:p>31114</text:p>
          </table:table-cell>
          <table:table-cell office:value-type="float" office:value="38391" calcext:value-type="float">
            <text:p>38391</text:p>
          </table:table-cell>
          <table:table-cell office:value-type="string" calcext:value-type="string">
            <text:p>Pakai PasarKota</text:p>
          </table:table-cell>
          <table:table-cell office:value-type="float" office:value="111.518566666667" calcext:value-type="float">
            <text:p>111.518566666667</text:p>
          </table:table-cell>
          <table:table-cell office:value-type="float" office:value="7.63985" calcext:value-type="float">
            <text:p>7.639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ti siwur</text:p>
          </table:table-cell>
          <table:table-cell office:value-type="string" calcext:value-type="string">
            <text:p>Demangan</text:p>
          </table:table-cell>
          <table:table-cell office:value-type="float" office:value="710" calcext:value-type="float">
            <text:p>710</text:p>
          </table:table-cell>
          <table:table-cell office:value-type="float" office:value="31562" calcext:value-type="float">
            <text:p>31562</text:p>
          </table:table-cell>
          <table:table-cell office:value-type="float" office:value="39672" calcext:value-type="float">
            <text:p>39672</text:p>
          </table:table-cell>
          <table:table-cell/>
          <table:table-cell office:value-type="float" office:value="111.526033333333" calcext:value-type="float">
            <text:p>111.526033333333</text:p>
          </table:table-cell>
          <table:table-cell office:value-type="float" office:value="7.6612" calcext:value-type="float">
            <text:p>7.661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13" calcext:value-type="float">
            <text:p>3713</text:p>
          </table:table-cell>
          <table:table-cell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ti siwur</text:p>
          </table:table-cell>
          <table:table-cell office:value-type="string" calcext:value-type="string">
            <text:p>Demangan</text:p>
          </table:table-cell>
          <table:table-cell office:value-type="float" office:value="710" calcext:value-type="float">
            <text:p>710</text:p>
          </table:table-cell>
          <table:table-cell office:value-type="float" office:value="31562" calcext:value-type="float">
            <text:p>31562</text:p>
          </table:table-cell>
          <table:table-cell office:value-type="float" office:value="39672" calcext:value-type="float">
            <text:p>39672</text:p>
          </table:table-cell>
          <table:table-cell/>
          <table:table-cell office:value-type="float" office:value="111.526033333333" calcext:value-type="float">
            <text:p>111.526033333333</text:p>
          </table:table-cell>
          <table:table-cell office:value-type="float" office:value="7.6612" calcext:value-type="float">
            <text:p>7.661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13" calcext:value-type="float">
            <text:p>3713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ati Siwur RT 14</text:p>
          </table:table-cell>
          <table:table-cell office:value-type="string" calcext:value-type="string">
            <text:p>Demangan</text:p>
          </table:table-cell>
          <table:table-cell office:value-type="float" office:value="600" calcext:value-type="float">
            <text:p>600</text:p>
          </table:table-cell>
          <table:table-cell office:value-type="float" office:value="31419" calcext:value-type="float">
            <text:p>31419</text:p>
          </table:table-cell>
          <table:table-cell office:value-type="float" office:value="39670" calcext:value-type="float">
            <text:p>39670</text:p>
          </table:table-cell>
          <table:table-cell/>
          <table:table-cell office:value-type="float" office:value="111.52365" calcext:value-type="float">
            <text:p>111.52365</text:p>
          </table:table-cell>
          <table:table-cell office:value-type="float" office:value="7.66116666666667" calcext:value-type="float">
            <text:p>7.6611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ati Siwur RT 14</text:p>
          </table:table-cell>
          <table:table-cell office:value-type="string" calcext:value-type="string">
            <text:p>Demangan</text:p>
          </table:table-cell>
          <table:table-cell office:value-type="float" office:value="600" calcext:value-type="float">
            <text:p>600</text:p>
          </table:table-cell>
          <table:table-cell office:value-type="float" office:value="31419" calcext:value-type="float">
            <text:p>31419</text:p>
          </table:table-cell>
          <table:table-cell office:value-type="float" office:value="39670" calcext:value-type="float">
            <text:p>39670</text:p>
          </table:table-cell>
          <table:table-cell/>
          <table:table-cell office:value-type="float" office:value="111.52365" calcext:value-type="float">
            <text:p>111.52365</text:p>
          </table:table-cell>
          <table:table-cell office:value-type="float" office:value="7.66116666666667" calcext:value-type="float">
            <text:p>7.6611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Geprek Juara</text:p>
          </table:table-cell>
          <table:table-cell office:value-type="float" office:value="500" calcext:value-type="float">
            <text:p>500</text:p>
          </table:table-cell>
          <table:table-cell office:value-type="float" office:value="111.526403" calcext:value-type="float">
            <text:p>111.526403</text:p>
          </table:table-cell>
          <table:table-cell office:value-type="float" office:value="-7.641749" calcext:value-type="float">
            <text:p>-7.641749</text:p>
          </table:table-cell>
          <table:table-cell office:value-type="string" calcext:value-type="string">
            <text:p>Sewa - Kabupaten</text:p>
          </table:table-cell>
          <table:table-cell office:value-type="float" office:value="111.526403" calcext:value-type="float">
            <text:p>111.526403</text:p>
          </table:table-cell>
          <table:table-cell office:value-type="float" office:value="7.641749" calcext:value-type="float">
            <text:p>7.6417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62" calcext:value-type="float">
            <text:p>1762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end Sudirman no.77</text:p>
          </table:table-cell>
          <table:table-cell office:value-type="string" calcext:value-type="string">
            <text:p>Dinas pasar</text:p>
          </table:table-cell>
          <table:table-cell office:value-type="float" office:value="421" calcext:value-type="float">
            <text:p>421</text:p>
          </table:table-cell>
          <table:table-cell office:value-type="float" office:value="31444" calcext:value-type="float">
            <text:p>31444</text:p>
          </table:table-cell>
          <table:table-cell office:value-type="float" office:value="37885" calcext:value-type="float">
            <text:p>37885</text:p>
          </table:table-cell>
          <table:table-cell office:value-type="string" calcext:value-type="string">
            <text:p>Sewa - Kota</text:p>
          </table:table-cell>
          <table:table-cell office:value-type="float" office:value="111.524066666667" calcext:value-type="float">
            <text:p>111.524066666667</text:p>
          </table:table-cell>
          <table:table-cell office:value-type="float" office:value="7.63141666666667" calcext:value-type="float">
            <text:p>7.6314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tia Budi No. 62 - 13</text:p>
          </table:table-cell>
          <table:table-cell office:value-type="string" calcext:value-type="string">
            <text:p>Mojorejo</text:p>
          </table:table-cell>
          <table:table-cell office:value-type="float" office:value="410" calcext:value-type="float">
            <text:p>410</text:p>
          </table:table-cell>
          <table:table-cell office:value-type="float" office:value="32041" calcext:value-type="float">
            <text:p>32041</text:p>
          </table:table-cell>
          <table:table-cell office:value-type="float" office:value="37959" calcext:value-type="float">
            <text:p>37959</text:p>
          </table:table-cell>
          <table:table-cell/>
          <table:table-cell office:value-type="float" office:value="111.534016666667" calcext:value-type="float">
            <text:p>111.534016666667</text:p>
          </table:table-cell>
          <table:table-cell office:value-type="float" office:value="7.63265" calcext:value-type="float">
            <text:p>7.6326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tia Budi No. 62 - 13</text:p>
          </table:table-cell>
          <table:table-cell office:value-type="string" calcext:value-type="string">
            <text:p>Mojorejo</text:p>
          </table:table-cell>
          <table:table-cell office:value-type="float" office:value="410" calcext:value-type="float">
            <text:p>410</text:p>
          </table:table-cell>
          <table:table-cell office:value-type="float" office:value="32041" calcext:value-type="float">
            <text:p>32041</text:p>
          </table:table-cell>
          <table:table-cell office:value-type="float" office:value="37959" calcext:value-type="float">
            <text:p>37959</text:p>
          </table:table-cell>
          <table:table-cell/>
          <table:table-cell office:value-type="float" office:value="111.534016666667" calcext:value-type="float">
            <text:p>111.534016666667</text:p>
          </table:table-cell>
          <table:table-cell office:value-type="float" office:value="7.63265" calcext:value-type="float">
            <text:p>7.6326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80" calcext:value-type="float">
            <text:p>380</text:p>
          </table:table-cell>
          <table:table-cell office:value-type="float" office:value="32117" calcext:value-type="float">
            <text:p>32117</text:p>
          </table:table-cell>
          <table:table-cell office:value-type="float" office:value="37327" calcext:value-type="float">
            <text:p>37327</text:p>
          </table:table-cell>
          <table:table-cell/>
          <table:table-cell office:value-type="float" office:value="111.535283333333" calcext:value-type="float">
            <text:p>111.535283333333</text:p>
          </table:table-cell>
          <table:table-cell office:value-type="float" office:value="7.62211666666667" calcext:value-type="float">
            <text:p>7.6221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DKK</text:p>
          </table:table-cell>
          <table:table-cell office:value-type="float" office:value="366" calcext:value-type="float">
            <text:p>366</text:p>
          </table:table-cell>
          <table:table-cell office:value-type="float" office:value="32009" calcext:value-type="float">
            <text:p>32009</text:p>
          </table:table-cell>
          <table:table-cell office:value-type="float" office:value="37435" calcext:value-type="float">
            <text:p>37435</text:p>
          </table:table-cell>
          <table:table-cell/>
          <table:table-cell office:value-type="float" office:value="111.533483333333" calcext:value-type="float">
            <text:p>111.533483333333</text:p>
          </table:table-cell>
          <table:table-cell office:value-type="float" office:value="7.62391666666667" calcext:value-type="float">
            <text:p>7.623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Husni Thamrin Gg Sri Gading</text:p>
          </table:table-cell>
          <table:table-cell office:value-type="string" calcext:value-type="string">
            <text:p>Klegen</text:p>
          </table:table-cell>
          <table:table-cell office:value-type="float" office:value="335" calcext:value-type="float">
            <text:p>335</text:p>
          </table:table-cell>
          <table:table-cell office:value-type="float" office:value="31974" calcext:value-type="float">
            <text:p>31974</text:p>
          </table:table-cell>
          <table:table-cell office:value-type="float" office:value="37654" calcext:value-type="float">
            <text:p>37654</text:p>
          </table:table-cell>
          <table:table-cell/>
          <table:table-cell office:value-type="float" office:value="111.5329" calcext:value-type="float">
            <text:p>111.5329</text:p>
          </table:table-cell>
          <table:table-cell office:value-type="float" office:value="7.62756666666667" calcext:value-type="float">
            <text:p>7.627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Pahlawan no 1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58" calcext:value-type="float">
            <text:p>31258</text:p>
          </table:table-cell>
          <table:table-cell office:value-type="float" office:value="37256" calcext:value-type="float">
            <text:p>37256</text:p>
          </table:table-cell>
          <table:table-cell/>
          <table:table-cell office:value-type="float" office:value="111.520966666667" calcext:value-type="float">
            <text:p>111.520966666667</text:p>
          </table:table-cell>
          <table:table-cell office:value-type="float" office:value="7.62093333333333" calcext:value-type="float">
            <text:p>7.6209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Candi Sewu</text:p>
          </table:table-cell>
          <table:table-cell office:value-type="string" calcext:value-type="string">
            <text:p>DKK</text:p>
          </table:table-cell>
          <table:table-cell office:value-type="float" office:value="270" calcext:value-type="float">
            <text:p>270</text:p>
          </table:table-cell>
          <table:table-cell office:value-type="float" office:value="31302" calcext:value-type="float">
            <text:p>31302</text:p>
          </table:table-cell>
          <table:table-cell office:value-type="float" office:value="36899" calcext:value-type="float">
            <text:p>36899</text:p>
          </table:table-cell>
          <table:table-cell/>
          <table:table-cell office:value-type="float" office:value="111.5217" calcext:value-type="float">
            <text:p>111.5217</text:p>
          </table:table-cell>
          <table:table-cell office:value-type="float" office:value="7.61498333333333" calcext:value-type="float">
            <text:p>7.6149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260" calcext:value-type="float">
            <text:p>260</text:p>
          </table:table-cell>
          <table:table-cell office:value-type="float" office:value="31546" calcext:value-type="float">
            <text:p>31546</text:p>
          </table:table-cell>
          <table:table-cell office:value-type="float" office:value="38105" calcext:value-type="float">
            <text:p>38105</text:p>
          </table:table-cell>
          <table:table-cell/>
          <table:table-cell office:value-type="float" office:value="111.525766666667" calcext:value-type="float">
            <text:p>111.525766666667</text:p>
          </table:table-cell>
          <table:table-cell office:value-type="float" office:value="7.63508333333333" calcext:value-type="float">
            <text:p>7.635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260" calcext:value-type="float">
            <text:p>260</text:p>
          </table:table-cell>
          <table:table-cell office:value-type="float" office:value="31546" calcext:value-type="float">
            <text:p>31546</text:p>
          </table:table-cell>
          <table:table-cell office:value-type="float" office:value="38105" calcext:value-type="float">
            <text:p>38105</text:p>
          </table:table-cell>
          <table:table-cell/>
          <table:table-cell office:value-type="float" office:value="111.525766666667" calcext:value-type="float">
            <text:p>111.525766666667</text:p>
          </table:table-cell>
          <table:table-cell office:value-type="float" office:value="7.63508333333333" calcext:value-type="float">
            <text:p>7.635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31942" calcext:value-type="float">
            <text:p>31942</text:p>
          </table:table-cell>
          <table:table-cell office:value-type="float" office:value="38652" calcext:value-type="float">
            <text:p>38652</text:p>
          </table:table-cell>
          <table:table-cell office:value-type="string" calcext:value-type="string">
            <text:p>Pakai PasarKota</text:p>
          </table:table-cell>
          <table:table-cell office:value-type="float" office:value="111.532366666667" calcext:value-type="float">
            <text:p>111.532366666667</text:p>
          </table:table-cell>
          <table:table-cell office:value-type="float" office:value="7.6442" calcext:value-type="float">
            <text:p>7.644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02" calcext:value-type="float">
            <text:p>2402</text:p>
          </table:table-cell>
          <table:table-cell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ilampil</text:p>
          </table:table-cell>
          <table:table-cell office:value-type="string" calcext:value-type="string">
            <text:p>DKK</text:p>
          </table:table-cell>
          <table:table-cell office:value-type="float" office:value="229" calcext:value-type="float">
            <text:p>229</text:p>
          </table:table-cell>
          <table:table-cell office:value-type="float" office:value="30952" calcext:value-type="float">
            <text:p>30952</text:p>
          </table:table-cell>
          <table:table-cell office:value-type="float" office:value="39189" calcext:value-type="float">
            <text:p>39189</text:p>
          </table:table-cell>
          <table:table-cell/>
          <table:table-cell office:value-type="float" office:value="111.515866666667" calcext:value-type="float">
            <text:p>111.515866666667</text:p>
          </table:table-cell>
          <table:table-cell office:value-type="float" office:value="7.65315" calcext:value-type="float">
            <text:p>7.653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200" calcext:value-type="float">
            <text:p>200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-7.624703" calcext:value-type="float">
            <text:p>-7.624703</text:p>
          </table:table-cell>
          <table:table-cell office:value-type="string" calcext:value-type="string">
            <text:p>Sewa - Kabupaten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7.624703" calcext:value-type="float">
            <text:p>7.6247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200" calcext:value-type="float">
            <text:p>200</text:p>
          </table:table-cell>
          <table:table-cell office:value-type="float" office:value="111.512291" calcext:value-type="float">
            <text:p>111.512291</text:p>
          </table:table-cell>
          <table:table-cell office:value-type="float" office:value="-7.633486" calcext:value-type="float">
            <text:p>-7.633486</text:p>
          </table:table-cell>
          <table:table-cell/>
          <table:table-cell office:value-type="float" office:value="111.512291" calcext:value-type="float">
            <text:p>111.512291</text:p>
          </table:table-cell>
          <table:table-cell office:value-type="float" office:value="7.633486" calcext:value-type="float">
            <text:p>7.63348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200" calcext:value-type="float">
            <text:p>200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-7.624703" calcext:value-type="float">
            <text:p>-7.624703</text:p>
          </table:table-cell>
          <table:table-cell office:value-type="string" calcext:value-type="string">
            <text:p>Sewa - Kabupaten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7.624703" calcext:value-type="float">
            <text:p>7.6247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Sumatra no.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1286" calcext:value-type="float">
            <text:p>31286</text:p>
          </table:table-cell>
          <table:table-cell office:value-type="float" office:value="37237" calcext:value-type="float">
            <text:p>37237</text:p>
          </table:table-cell>
          <table:table-cell/>
          <table:table-cell office:value-type="float" office:value="111.521433333333" calcext:value-type="float">
            <text:p>111.521433333333</text:p>
          </table:table-cell>
          <table:table-cell office:value-type="float" office:value="7.62061666666667" calcext:value-type="float">
            <text:p>7.620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150" calcext:value-type="float">
            <text:p>150</text:p>
          </table:table-cell>
          <table:table-cell office:value-type="float" office:value="111.52578" calcext:value-type="float">
            <text:p>111.52578</text:p>
          </table:table-cell>
          <table:table-cell office:value-type="float" office:value="-7.623174" calcext:value-type="float">
            <text:p>-7.623174</text:p>
          </table:table-cell>
          <table:table-cell office:value-type="string" calcext:value-type="string">
            <text:p>Sewa - Kabupaten</text:p>
          </table:table-cell>
          <table:table-cell office:value-type="float" office:value="111.52578" calcext:value-type="float">
            <text:p>111.52578</text:p>
          </table:table-cell>
          <table:table-cell office:value-type="float" office:value="7.623174" calcext:value-type="float">
            <text:p>7.62317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100" calcext:value-type="float">
            <text:p>100</text:p>
          </table:table-cell>
          <table:table-cell office:value-type="float" office:value="111.658034" calcext:value-type="float">
            <text:p>111.658034</text:p>
          </table:table-cell>
          <table:table-cell office:value-type="float" office:value="-7.548136" calcext:value-type="float">
            <text:p>-7.548136</text:p>
          </table:table-cell>
          <table:table-cell office:value-type="string" calcext:value-type="string">
            <text:p>Sewa - Kabupaten</text:p>
          </table:table-cell>
          <table:table-cell office:value-type="float" office:value="111.658034" calcext:value-type="float">
            <text:p>111.658034</text:p>
          </table:table-cell>
          <table:table-cell office:value-type="float" office:value="7.548136" calcext:value-type="float">
            <text:p>7.54813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982" calcext:value-type="float">
            <text:p>1798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HPL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Jl. Jend Sudirman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0232" calcext:value-type="float">
            <text:p>90232</text:p>
          </table:table-cell>
          <table:table-cell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MBANGA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Agus Salim</text:p>
          </table:table-cell>
          <table:table-cell office:value-type="string" calcext:value-type="string">
            <text:p>DKK</text:p>
          </table:table-cell>
          <table:table-cell office:value-type="float" office:value="90" calcext:value-type="float">
            <text:p>90</text:p>
          </table:table-cell>
          <table:table-cell office:value-type="float" office:value="31023" calcext:value-type="float">
            <text:p>31023</text:p>
          </table:table-cell>
          <table:table-cell office:value-type="float" office:value="38078" calcext:value-type="float">
            <text:p>38078</text:p>
          </table:table-cell>
          <table:table-cell/>
          <table:table-cell office:value-type="float" office:value="111.51705" calcext:value-type="float">
            <text:p>111.51705</text:p>
          </table:table-cell>
          <table:table-cell office:value-type="float" office:value="7.63463333333333" calcext:value-type="float">
            <text:p>7.634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Kantor</text:p>
          </table:table-cell>
          <table:table-cell office:value-type="float" office:value="70" calcext:value-type="float">
            <text:p>70</text:p>
          </table:table-cell>
          <table:table-cell office:value-type="float" office:value="111.661205" calcext:value-type="float">
            <text:p>111.661205</text:p>
          </table:table-cell>
          <table:table-cell office:value-type="float" office:value="-7.548428" calcext:value-type="float">
            <text:p>-7.548428</text:p>
          </table:table-cell>
          <table:table-cell office:value-type="string" calcext:value-type="string">
            <text:p>Sewa - Kabupaten</text:p>
          </table:table-cell>
          <table:table-cell office:value-type="float" office:value="111.661205" calcext:value-type="float">
            <text:p>111.661205</text:p>
          </table:table-cell>
          <table:table-cell office:value-type="float" office:value="7.548428" calcext:value-type="float">
            <text:p>7.5484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8269" calcext:value-type="float">
            <text:p>1826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7033" calcext:value-type="float">
            <text:p>17033</text:p>
          </table:table-cell>
          <table:table-cell office:value-type="float" office:value="31608" calcext:value-type="float">
            <text:p>31608</text:p>
          </table:table-cell>
          <table:table-cell office:value-type="float" office:value="38061" calcext:value-type="float">
            <text:p>38061</text:p>
          </table:table-cell>
          <table:table-cell/>
          <table:table-cell office:value-type="float" office:value="111.5268" calcext:value-type="float">
            <text:p>111.5268</text:p>
          </table:table-cell>
          <table:table-cell office:value-type="float" office:value="7.63435" calcext:value-type="float">
            <text:p>7.63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PAHLAWAN</text:p>
          </table:table-cell>
          <table:table-cell office:value-type="string" calcext:value-type="string">
            <text:p>ASET KOTA</text:p>
          </table:table-cell>
          <table:table-cell office:value-type="float" office:value="2074" calcext:value-type="float">
            <text:p>2074</text:p>
          </table:table-cell>
          <table:table-cell office:value-type="float" office:value="31189" calcext:value-type="float">
            <text:p>31189</text:p>
          </table:table-cell>
          <table:table-cell office:value-type="float" office:value="37477" calcext:value-type="float">
            <text:p>37477</text:p>
          </table:table-cell>
          <table:table-cell/>
          <table:table-cell office:value-type="float" office:value="111.519816666667" calcext:value-type="float">
            <text:p>111.519816666667</text:p>
          </table:table-cell>
          <table:table-cell office:value-type="float" office:value="7.62461666666667" calcext:value-type="float">
            <text:p>7.624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700" calcext:value-type="float">
            <text:p>1700</text:p>
          </table:table-cell>
          <table:table-cell office:value-type="float" office:value="31210" calcext:value-type="float">
            <text:p>31210</text:p>
          </table:table-cell>
          <table:table-cell office:value-type="float" office:value="37340" calcext:value-type="float">
            <text:p>37340</text:p>
          </table:table-cell>
          <table:table-cell/>
          <table:table-cell office:value-type="float" office:value="111.520166666667" calcext:value-type="float">
            <text:p>111.520166666667</text:p>
          </table:table-cell>
          <table:table-cell office:value-type="float" office:value="7.62233333333333" calcext:value-type="float">
            <text:p>7.62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624" calcext:value-type="float">
            <text:p>1624</text:p>
          </table:table-cell>
          <table:table-cell office:value-type="float" office:value="31186" calcext:value-type="float">
            <text:p>31186</text:p>
          </table:table-cell>
          <table:table-cell office:value-type="float" office:value="37337" calcext:value-type="float">
            <text:p>37337</text:p>
          </table:table-cell>
          <table:table-cell/>
          <table:table-cell office:value-type="float" office:value="111.519766666667" calcext:value-type="float">
            <text:p>111.519766666667</text:p>
          </table:table-cell>
          <table:table-cell office:value-type="float" office:value="7.62228333333333" calcext:value-type="float">
            <text:p>7.622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7033" calcext:value-type="float">
            <text:p>17033</text:p>
          </table:table-cell>
          <table:table-cell office:value-type="float" office:value="31608" calcext:value-type="float">
            <text:p>31608</text:p>
          </table:table-cell>
          <table:table-cell office:value-type="float" office:value="38061" calcext:value-type="float">
            <text:p>38061</text:p>
          </table:table-cell>
          <table:table-cell/>
          <table:table-cell office:value-type="float" office:value="111.5268" calcext:value-type="float">
            <text:p>111.5268</text:p>
          </table:table-cell>
          <table:table-cell office:value-type="float" office:value="7.63435" calcext:value-type="float">
            <text:p>7.63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PAHLAWAN</text:p>
          </table:table-cell>
          <table:table-cell office:value-type="string" calcext:value-type="string">
            <text:p>ASET KOTA</text:p>
          </table:table-cell>
          <table:table-cell office:value-type="float" office:value="2074" calcext:value-type="float">
            <text:p>2074</text:p>
          </table:table-cell>
          <table:table-cell office:value-type="float" office:value="31189" calcext:value-type="float">
            <text:p>31189</text:p>
          </table:table-cell>
          <table:table-cell office:value-type="float" office:value="37477" calcext:value-type="float">
            <text:p>37477</text:p>
          </table:table-cell>
          <table:table-cell/>
          <table:table-cell office:value-type="float" office:value="111.519816666667" calcext:value-type="float">
            <text:p>111.519816666667</text:p>
          </table:table-cell>
          <table:table-cell office:value-type="float" office:value="7.62461666666667" calcext:value-type="float">
            <text:p>7.624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700" calcext:value-type="float">
            <text:p>1700</text:p>
          </table:table-cell>
          <table:table-cell office:value-type="float" office:value="31210" calcext:value-type="float">
            <text:p>31210</text:p>
          </table:table-cell>
          <table:table-cell office:value-type="float" office:value="37340" calcext:value-type="float">
            <text:p>37340</text:p>
          </table:table-cell>
          <table:table-cell/>
          <table:table-cell office:value-type="float" office:value="111.520166666667" calcext:value-type="float">
            <text:p>111.520166666667</text:p>
          </table:table-cell>
          <table:table-cell office:value-type="float" office:value="7.62233333333333" calcext:value-type="float">
            <text:p>7.62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624" calcext:value-type="float">
            <text:p>1624</text:p>
          </table:table-cell>
          <table:table-cell office:value-type="float" office:value="31186" calcext:value-type="float">
            <text:p>31186</text:p>
          </table:table-cell>
          <table:table-cell office:value-type="float" office:value="37337" calcext:value-type="float">
            <text:p>37337</text:p>
          </table:table-cell>
          <table:table-cell/>
          <table:table-cell office:value-type="float" office:value="111.519766666667" calcext:value-type="float">
            <text:p>111.519766666667</text:p>
          </table:table-cell>
          <table:table-cell office:value-type="float" office:value="7.62228333333333" calcext:value-type="float">
            <text:p>7.622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7033" calcext:value-type="float">
            <text:p>17033</text:p>
          </table:table-cell>
          <table:table-cell office:value-type="float" office:value="31608" calcext:value-type="float">
            <text:p>31608</text:p>
          </table:table-cell>
          <table:table-cell office:value-type="float" office:value="38061" calcext:value-type="float">
            <text:p>38061</text:p>
          </table:table-cell>
          <table:table-cell/>
          <table:table-cell office:value-type="float" office:value="111.5268" calcext:value-type="float">
            <text:p>111.5268</text:p>
          </table:table-cell>
          <table:table-cell office:value-type="float" office:value="7.63435" calcext:value-type="float">
            <text:p>7.63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PAHLAWAN</text:p>
          </table:table-cell>
          <table:table-cell office:value-type="string" calcext:value-type="string">
            <text:p>ASET KOTA</text:p>
          </table:table-cell>
          <table:table-cell office:value-type="float" office:value="2074" calcext:value-type="float">
            <text:p>2074</text:p>
          </table:table-cell>
          <table:table-cell office:value-type="float" office:value="31189" calcext:value-type="float">
            <text:p>31189</text:p>
          </table:table-cell>
          <table:table-cell office:value-type="float" office:value="37477" calcext:value-type="float">
            <text:p>37477</text:p>
          </table:table-cell>
          <table:table-cell/>
          <table:table-cell office:value-type="float" office:value="111.519816666667" calcext:value-type="float">
            <text:p>111.519816666667</text:p>
          </table:table-cell>
          <table:table-cell office:value-type="float" office:value="7.62461666666667" calcext:value-type="float">
            <text:p>7.624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700" calcext:value-type="float">
            <text:p>1700</text:p>
          </table:table-cell>
          <table:table-cell office:value-type="float" office:value="31210" calcext:value-type="float">
            <text:p>31210</text:p>
          </table:table-cell>
          <table:table-cell office:value-type="float" office:value="37340" calcext:value-type="float">
            <text:p>37340</text:p>
          </table:table-cell>
          <table:table-cell/>
          <table:table-cell office:value-type="float" office:value="111.520166666667" calcext:value-type="float">
            <text:p>111.520166666667</text:p>
          </table:table-cell>
          <table:table-cell office:value-type="float" office:value="7.62233333333333" calcext:value-type="float">
            <text:p>7.62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624" calcext:value-type="float">
            <text:p>1624</text:p>
          </table:table-cell>
          <table:table-cell office:value-type="float" office:value="31186" calcext:value-type="float">
            <text:p>31186</text:p>
          </table:table-cell>
          <table:table-cell office:value-type="float" office:value="37337" calcext:value-type="float">
            <text:p>37337</text:p>
          </table:table-cell>
          <table:table-cell/>
          <table:table-cell office:value-type="float" office:value="111.519766666667" calcext:value-type="float">
            <text:p>111.519766666667</text:p>
          </table:table-cell>
          <table:table-cell office:value-type="float" office:value="7.62228333333333" calcext:value-type="float">
            <text:p>7.622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W117" table:display-filter-buttons="true">
          <table:filter>
            <table:filter-and>
              <table:filter-condition table:value="Taman" table:operator="=" table:field-number="3"/>
            </table:filter-and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1:55:37.045056729</meta:creation-date>
    <dc:date>2023-04-11T01:42:32.876653923</dc:date>
    <meta:editing-duration>PT3H46M55S</meta:editing-duration>
    <meta:editing-cycles>4</meta:editing-cycles>
    <meta:generator>LibreOffice/7.4.2.3$Linux_X86_64 LibreOffice_project/40$Build-3</meta:generator>
    <meta:document-statistic meta:table-count="1" meta:cell-count="2567" meta:object-count="0"/>
  </office:meta>
</office:document-meta>
</file>